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paragraph-properties fo:text-align="center" style:justify-single-word="false"/>
      <style:text-properties officeooo:paragraph-rsid="034520b1"/>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2"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2"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6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6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8" style:family="paragraph" style:parent-style-name="Text_20_body">
      <style:text-properties fo:font-size="15pt" style:font-size-asian="15pt" style:font-size-complex="15pt"/>
    </style:style>
    <style:style style:name="P6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7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71"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7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5"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8"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9"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80"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1"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82"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size="15pt" fo:font-weight="bold" officeooo:rsid="0346ce97" style:font-size-asian="15pt" style:font-weight-asian="bold" style:font-size-complex="15pt" style:font-weight-complex="bold"/>
    </style:style>
    <style:style style:name="T15" style:family="text">
      <style:text-properties fo:font-size="15pt" fo:font-weight="bold" officeooo:rsid="03477dd6" style:font-size-asian="15pt" style:font-weight-asian="bold" style:font-size-complex="15pt" style:font-weight-complex="bold"/>
    </style:style>
    <style:style style:name="T16" style:family="text">
      <style:text-properties fo:font-weight="bold" style:font-weight-asian="bold" style:font-weight-complex="bold"/>
    </style:style>
    <style:style style:name="T17" style:family="text">
      <style:text-properties fo:font-weight="bold" officeooo:rsid="03274d26" style:font-weight-asian="bold" style:font-weight-complex="bold"/>
    </style:style>
    <style:style style:name="T18" style:family="text">
      <style:text-properties officeooo:rsid="031a063c"/>
    </style:style>
    <style:style style:name="T19" style:family="text">
      <style:text-properties officeooo:rsid="031e0504"/>
    </style:style>
    <style:style style:name="T20" style:family="text">
      <style:text-properties officeooo:rsid="031f46a2"/>
    </style:style>
    <style:style style:name="T21" style:family="text">
      <style:text-properties style:text-underline-style="solid" style:text-underline-width="auto" style:text-underline-color="font-color"/>
    </style:style>
    <style:style style:name="T22" style:family="text">
      <style:text-properties fo:font-size="14pt" style:text-underline-style="none" fo:font-weight="normal" style:font-size-asian="14pt" style:font-weight-asian="normal" style:font-size-complex="14pt" style:font-weight-complex="normal"/>
    </style:style>
    <style:style style:name="T23" style:family="text">
      <style:text-properties fo:font-size="14pt" style:text-underline-style="none" fo:font-weight="normal" officeooo:rsid="0320fd85" style:font-size-asian="14pt" style:font-weight-asian="normal" style:font-size-complex="14pt" style:font-weight-complex="normal"/>
    </style:style>
    <style:style style:name="T24" style:family="text">
      <style:text-properties fo:font-size="14pt" style:text-underline-style="none" fo:font-weight="normal" officeooo:rsid="0322c416" style:font-size-asian="14pt" style:font-weight-asian="normal" style:font-size-complex="14pt" style:font-weight-complex="normal"/>
    </style:style>
    <style:style style:name="T25" style:family="text">
      <style:text-properties fo:font-size="14pt" style:text-underline-style="none" fo:font-weight="normal" officeooo:rsid="032588c4" style:font-size-asian="14pt" style:font-weight-asian="normal" style:font-size-complex="14pt" style:font-weight-complex="normal"/>
    </style:style>
    <style:style style:name="T26" style:family="text">
      <style:text-properties fo:font-size="14pt" style:text-underline-style="none" fo:font-weight="normal" officeooo:rsid="033e6296" style:font-size-asian="14pt" style:font-weight-asian="normal" style:font-size-complex="14pt" style:font-weight-complex="normal"/>
    </style:style>
    <style:style style:name="T27" style:family="text">
      <style:text-properties fo:font-size="14pt" style:text-underline-style="none" fo:font-weight="normal" officeooo:rsid="033e8019" style:font-size-asian="14pt" style:font-weight-asian="normal" style:font-size-complex="14pt" style:font-weight-complex="normal"/>
    </style:style>
    <style:style style:name="T28" style:family="text">
      <style:text-properties fo:font-size="14pt" style:text-underline-style="none" fo:font-weight="normal" officeooo:rsid="0344355c" style:font-size-asian="14pt" style:font-weight-asian="normal" style:font-size-complex="14pt" style:font-weight-complex="normal"/>
    </style:style>
    <style:style style:name="T29" style:family="text">
      <style:text-properties fo:font-size="14pt" style:text-underline-style="none" fo:font-weight="normal" officeooo:rsid="0346ce97" style:font-size-asian="14pt" style:font-weight-asian="normal" style:font-size-complex="14pt" style:font-weight-complex="normal"/>
    </style:style>
    <style:style style:name="T30" style:family="text">
      <style:text-properties fo:font-size="14pt" style:text-underline-style="none" fo:font-weight="normal" officeooo:rsid="03477dd6"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officeooo:rsid="0324cccb"/>
    </style:style>
    <style:style style:name="T37" style:family="text">
      <style:text-properties officeooo:rsid="03274d26"/>
    </style:style>
    <style:style style:name="T38" style:family="text">
      <style:text-properties fo:font-size="12pt" fo:font-style="italic" style:font-size-asian="12pt" style:font-style-asian="italic" style:font-size-complex="12pt" style:font-style-complex="italic"/>
    </style:style>
    <style:style style:name="T39" style:family="text">
      <style:text-properties officeooo:rsid="0329bffd"/>
    </style:style>
    <style:style style:name="T40" style:family="text">
      <style:text-properties officeooo:rsid="03335e73"/>
    </style:style>
    <style:style style:name="T41" style:family="text">
      <style:text-properties officeooo:rsid="03341863"/>
    </style:style>
    <style:style style:name="T42" style:family="text">
      <style:text-properties officeooo:rsid="0334568a"/>
    </style:style>
    <style:style style:name="T43" style:family="text">
      <style:text-properties officeooo:rsid="03376391"/>
    </style:style>
    <style:style style:name="T44" style:family="text">
      <style:text-properties officeooo:rsid="0340fa9c"/>
    </style:style>
    <style:style style:name="T45" style:family="text">
      <style:text-properties officeooo:rsid="0341c688"/>
    </style:style>
    <style:style style:name="T46" style:family="text">
      <style:text-properties officeooo:rsid="0346ce97"/>
    </style:style>
    <style:style style:name="T47" style:family="text">
      <style:text-properties officeooo:rsid="03477a4c"/>
    </style:style>
    <style:style style:name="T48" style:family="text">
      <style:text-properties officeooo:rsid="03477dd6"/>
    </style:style>
    <style:style style:name="T49" style:family="text">
      <style:text-properties officeooo:rsid="0349222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8">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6">grandeurs</text:span> (position, distance, température, durée, instant, énergie, etc) que l’on exprime <text:span text:style-name="T16">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6">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9">et la valeur que prend f pour un argument </text:span><text:span text:style-name="T19"><draw:g text:anchor-type="as-char" svg:y="-0.0866in" draw:z-index="2" draw:name="Shape2" draw:style-name="gr131"><svg:title>TexMaths</svg:title><svg:desc>14§display§x§svg§600§FALSE§</svg:desc><draw:g draw:style-name="gr2"><draw:path draw:style-name="gr132" draw:text-style-name="P83" svg:width="0.0807in" svg:height="0.0665in" svg:x="0.0047in" svg:y="0.0102in" svg:viewBox="0 0 206 170" svg:d="M0 0c69 0 137 0 206 0 0 56 0 114 0 170-69 0-137 0-206 0 0-56 0-114 0-170z"><text:p/></draw:path><draw:path draw:style-name="gr133" draw:text-style-name="P8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9"><text:s/>donné, c’est-à-dire </text:span><text:span text:style-name="T19"><draw:g text:anchor-type="as-char" svg:y="-0.1445in" draw:z-index="3" draw:name="Shape3" draw:style-name="gr131"><svg:title>TexMaths</svg:title><svg:desc>14§display§f(x)§svg§600§FALSE§</svg:desc><draw:g draw:style-name="gr2"><draw:path draw:style-name="gr132" draw:text-style-name="P83" svg:width="0.3362in" svg:height="0.172in" svg:x="0.0004in" svg:y="0.0098in" svg:viewBox="0 0 855 438" svg:d="M0 0c285 0 569 0 855 0 0 145 0 292 0 438-286 0-570 0-855 0 0-146 0-293 0-438z"><text:p/></draw:path><draw:path draw:style-name="gr133" draw:text-style-name="P84"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33" draw:text-style-name="P84" svg:width="0.0449in" svg:height="0.1917in" svg:x="0.1248in" svg:y="0in" svg:viewBox="0 0 115 488" svg:d="M115 483c0-2 0-2-9-10-61-62-77-154-77-228 0-86 19-171 79-232 7-6 7-6 7-9s-3-4-6-4c-4 0-49 34-78 95-24 55-31 109-31 150 0 36 6 96 32 151 31 60 73 92 77 92 3 0 6-1 6-5z"><text:p/></draw:path><draw:path draw:style-name="gr133" draw:text-style-name="P84"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33" draw:text-style-name="P84" svg:width="0.0441in" svg:height="0.1917in" svg:x="0.302in" svg:y="0in" svg:viewBox="0 0 113 488" svg:d="M113 245c0-38-5-98-32-153-29-60-71-92-77-92-3 0-4 1-4 4s0 3 8 13c49 47 77 126 77 228 0 82-18 168-79 231-6 5-6 5-6 7 0 4 1 5 4 5 6 0 49-33 79-95 25-54 30-109 30-148z"><text:p/></draw:path></draw:g></draw:g></text:span><text:span text:style-name="T19">.</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0">la position verticale d’un système, à un instant t, noter </text:span><text:span text:style-name="T20"><draw:g text:anchor-type="as-char" svg:y="-0.1445in" draw:z-index="5" draw:name="Shape5" draw:style-name="gr131"><svg:title>TexMaths</svg:title><svg:desc>14§display§z(t_A)§svg§600§FALSE§</svg:desc><draw:g draw:style-name="gr2"><draw:path draw:style-name="gr132" draw:text-style-name="P83" svg:width="0.4047in" svg:height="0.1724in" svg:x="0.0012in" svg:y="0.0091in" svg:viewBox="0 0 1029 439" svg:d="M515 439c-172 0-343 0-515 0 0-147 0-292 0-439 343 0 686 0 1029 0 0 147 0 292 0 439-171 0-343 0-514 0z"><text:p/></draw:path><draw:path draw:style-name="gr133" draw:text-style-name="P84"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33" draw:text-style-name="P84" svg:width="0.0441in" svg:height="0.1925in" svg:x="0.1091in" svg:y="-0.0004in" svg:viewBox="0 0 113 490" svg:d="M113 484c0-1 0-1-8-10-62-63-77-155-77-229 0-86 18-171 78-231 7-7 7-7 7-8 0-5-2-6-5-6-4 0-49 34-77 97-25 53-31 107-31 148 0 38 4 96 32 152 30 60 72 93 76 93 3 0 5-2 5-6z"><text:p/></draw:path><draw:path draw:style-name="gr133" draw:text-style-name="P84"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33" draw:text-style-name="P84"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33" draw:text-style-name="P84"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20"><text:s/>comme si passer </text:span><text:span text:style-name="T20"><draw:g text:anchor-type="as-char" svg:y="-0.1201in" draw:z-index="6" draw:name="Shape6"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21">La solution est de considérer que le « parseur » fonctionne comme suit</text:span>:</text:p>
      <text:list xml:id="list2111054006" text:style-name="L1">
        <text:list-item>
          <text:p text:style-name="P56">Toute grandeur (par exemple <draw:g text:anchor-type="as-char" svg:y="-0.0866in" draw:z-index="8" draw:name="Shape8"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31"><svg:title>TexMaths</svg:title><svg:desc>14§display§T§svg§600§FALSE§</svg:desc><draw:g draw:style-name="gr2"><draw:path draw:style-name="gr132" draw:text-style-name="P83" svg:width="0.1146in" svg:height="0.1094in" svg:x="0.0051in" svg:y="0.0098in" svg:viewBox="0 0 292 279" svg:d="M0 0c98 0 194 0 292 0 0 93 0 186 0 279-98 0-194 0-292 0 0-93 0-186 0-279z"><text:p/></draw:path><draw:path draw:style-name="gr133" draw:text-style-name="P8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6">Donc toute grandeur est régie par une fonction du temps.</text:p>
        </text:list-item>
        <text:list-item>
          <text:p text:style-name="P57">Cette fonction, on peut la noter f indice nom de la variable (<draw:g text:anchor-type="as-char" svg:y="-0.1366in" draw:z-index="10" draw:name="Shape10"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31"><svg:title>TexMaths</svg:title><svg:desc>14§display§f_T§svg§600§FALSE§</svg:desc><draw:g draw:style-name="gr2"><draw:path draw:style-name="gr132" draw:text-style-name="P83" svg:width="0.1803in" svg:height="0.1551in" svg:x="-0.0004in" svg:y="0.0102in" svg:viewBox="0 0 459 395" svg:d="M0 0c152 0 306 0 459 0 0 132 0 263 0 395-153 0-307 0-459 0 0-132 0-263 0-395z"><text:p/></draw:path><draw:path draw:style-name="gr133" draw:text-style-name="P84"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33" draw:text-style-name="P84"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7">On a donc, par exemple <draw:g text:anchor-type="as-char" svg:y="-0.2409in" draw:z-index="12" draw:name="Shape12" draw:style-name="gr131"><svg:title>TexMaths</svg:title><svg:desc>14§display§f_z=\text{f}^{\circ }\left(_{\ \ \ \ t\ \ \ \ \ \ \ \rightarrow \ f_z\left(t\right)}^{\left[t_0,\ t_f\right]_{\mathbb{R}\left[\text{s}\right]}\ \ \rightarrow \ \ \mathbb{R}\left[\text{m}\right]}\right)§svg§600§FALSE§</svg:desc><draw:g draw:style-name="gr2"><draw:path draw:style-name="gr132" draw:text-style-name="P83" svg:width="2.222in" svg:height="0.3465in" svg:x="-0.0004in" svg:y="0.0094in" svg:viewBox="0 0 5645 881" svg:d="M2823 881c-942 0-1882 0-2823 0 0-294 0-587 0-881 1881 0 3764 0 5645 0 0 294 0 587 0 881-940 0-1881 0-2822 0z"><text:p/></draw:path><draw:path draw:style-name="gr133" draw:text-style-name="P84"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33" draw:text-style-name="P84"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33" draw:text-style-name="P84"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33" draw:text-style-name="P84"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33" draw:text-style-name="P84" svg:width="0.0579in" svg:height="0.0575in" svg:x="0.5016in" svg:y="0.0917in" svg:viewBox="0 0 148 147" svg:d="M148 74c0-42-33-74-74-74-42 0-74 34-74 73 0 42 34 74 74 74 41 0 74-34 74-73zM74 130c-32 0-57-25-57-56 0-32 25-57 57-57s58 26 58 56c0 32-27 57-58 57z"><text:p/></draw:path><draw:path draw:style-name="gr133" draw:text-style-name="P84"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33" draw:text-style-name="P84" svg:width="0.0205in" svg:height="0.1354in" svg:x="0.7461in" svg:y="-0.0004in" svg:viewBox="0 0 53 345" svg:d="M53 345c0-6 0-12 0-17-12 0-24 0-36 0 0-104 0-208 0-311 12 0 24 0 36 0 0-6 0-11 0-17-18 0-35 0-53 0 0 115 0 230 0 345 18 0 35 0 53 0z"><text:p/></draw:path><draw:path draw:style-name="gr133" draw:text-style-name="P84"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33" draw:text-style-name="P84"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33" draw:text-style-name="P84" svg:width="0.0173in" svg:height="0.0413in" svg:x="0.9209in" svg:y="0.0854in" svg:viewBox="0 0 45 106" svg:d="M35 35c0 18-4 41-28 62-1 1-1 2-1 4 0 3 2 5 4 5 5 0 35-28 35-68 0-21-9-38-25-38-12 0-20 10-20 20 0 11 8 19 21 19 7 0 13-4 14-4z"><text:p/></draw:path><draw:path draw:style-name="gr133" draw:text-style-name="P84"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33" draw:text-style-name="P84"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33" draw:text-style-name="P84" svg:width="0.0205in" svg:height="0.1354in" svg:x="1.1661in" svg:y="-0.0004in" svg:viewBox="0 0 53 345" svg:d="M53 0c-18 0-35 0-53 0 0 6 0 11 0 17 13 0 24 0 36 0 0 103 0 207 0 311-12 0-23 0-36 0 0 5 0 11 0 17 18 0 35 0 53 0 0-115 0-230 0-345z"><text:p/></draw:path><draw:path draw:style-name="gr133" draw:text-style-name="P84"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33" draw:text-style-name="P84" svg:width="0.0161in" svg:height="0.0961in" svg:x="1.2925in" svg:y="0.0783in" svg:viewBox="0 0 42 245" svg:d="M42 14c0-4 0-10 0-14-14 0-28 0-42 0 0 81 0 162 0 245 14 0 28 0 42 0 0-6 0-10 0-14-10 0-18 0-28 0 0-73 0-144 0-217 10 0 18 0 28 0z"><text:p/></draw:path><draw:path draw:style-name="gr133" draw:text-style-name="P84"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33" draw:text-style-name="P84" svg:width="0.0165in" svg:height="0.0961in" svg:x="1.3728in" svg:y="0.0783in" svg:viewBox="0 0 43 245" svg:d="M43 0c-14 0-29 0-43 0 0 4 0 10 0 14 10 0 20 0 29 0 0 73 0 144 0 217-9 0-19 0-29 0 0 4 0 8 0 14 14 0 29 0 43 0 0-83 0-164 0-245z"><text:p/></draw:path><draw:path draw:style-name="gr133" draw:text-style-name="P84"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33" draw:text-style-name="P84"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33" draw:text-style-name="P84" svg:width="0.0201in" svg:height="0.1354in" svg:x="1.9453in" svg:y="-0.0004in" svg:viewBox="0 0 52 345" svg:d="M52 345c0-6 0-12 0-17-11 0-24 0-35 0 0-104 0-208 0-311 11 0 24 0 35 0 0-6 0-11 0-17-17 0-35 0-52 0 0 115 0 230 0 345 17 0 35 0 52 0z"><text:p/></draw:path><draw:path draw:style-name="gr133" draw:text-style-name="P84"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33" draw:text-style-name="P84" svg:width="0.0205in" svg:height="0.1354in" svg:x="2.102in" svg:y="-0.0004in" svg:viewBox="0 0 53 345" svg:d="M53 0c-18 0-35 0-53 0 0 6 0 11 0 17 13 0 24 0 36 0 0 103 0 207 0 311-12 0-23 0-36 0 0 5 0 11 0 17 18 0 35 0 53 0 0-115 0-230 0-345z"><text:p/></draw:path><draw:path draw:style-name="gr133" draw:text-style-name="P84"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33" draw:text-style-name="P84"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33" draw:text-style-name="P84"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33" draw:text-style-name="P84" svg:width="0.035in" svg:height="0.1354in" svg:x="1.8858in" svg:y="0.2047in" svg:viewBox="0 0 90 345" svg:d="M83 0c-66 46-83 119-83 172 0 49 14 124 83 173 2 0 7 0 7-5 0-2-2-2-3-5-46-41-63-100-63-163 0-92 35-138 63-164 1-1 3-1 3-4 0-4-5-4-7-4z"><text:p/></draw:path><draw:path draw:style-name="gr133" draw:text-style-name="P84"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33" draw:text-style-name="P84" svg:width="0.035in" svg:height="0.1354in" svg:x="1.9988in" svg:y="0.2047in" svg:viewBox="0 0 90 345" svg:d="M7 0c-3 0-7 0-7 4 0 3 1 3 3 6 31 26 63 74 63 162 0 72-23 126-59 160-7 6-7 7-7 8 0 2 1 5 4 5 4 0 38-23 60-66 16-30 26-66 26-107 0-47-14-123-83-172z"><text:p/></draw:path><draw:path draw:style-name="gr133" draw:text-style-name="P84"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3"><text:span text:style-name="T23">Et donc pour un instant t donné, on a </text:span><text:span text:style-name="T23"><draw:g text:anchor-type="as-char" svg:y="-0.1445in" draw:z-index="13" draw:name="Shape13" draw:style-name="gr131"><svg:title>TexMaths</svg:title><svg:desc>14§display§z=f_z\left(t\right)§svg§600§FALSE§</svg:desc><draw:g draw:style-name="gr2"><draw:path draw:style-name="gr132" draw:text-style-name="P83" svg:width="0.7539in" svg:height="0.1724in" svg:x="0.0012in" svg:y="0.0091in" svg:viewBox="0 0 1916 439" svg:d="M959 439c-320 0-640 0-959 0 0-147 0-292 0-439 639 0 1277 0 1916 0 0 147 0 292 0 439-320 0-639 0-957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33" draw:text-style-name="P84"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3" draw:text-style-name="P84"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33" draw:text-style-name="P84" svg:width="0.0441in" svg:height="0.1925in" svg:x="0.5835in" svg:y="-0.0004in" svg:viewBox="0 0 113 490" svg:d="M113 484c0-1 0-1-8-10-62-63-77-155-77-229 0-86 18-171 80-231 5-7 5-7 5-8 0-5-1-6-4-6-5 0-50 34-78 97-25 53-31 107-31 148 0 38 4 96 32 152 30 60 72 93 77 93 3 0 4-2 4-6z"><text:p/></draw:path><draw:path draw:style-name="gr133" draw:text-style-name="P84"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33" draw:text-style-name="P84"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6"><text:span text:style-name="T22">Comme c’est un peu lourdingue d’écrire </text:span><text:span text:style-name="T22"><draw:g text:anchor-type="as-char" svg:y="-0.1445in" draw:z-index="14" draw:name="Shape14" draw:style-name="gr131"><svg:title>TexMaths</svg:title><svg:desc>14§display§z_A=f_z\left(t_A\right)§svg§600§FALSE§</svg:desc><draw:g draw:style-name="gr2"><draw:path draw:style-name="gr132" draw:text-style-name="P83" svg:width="0.9972in" svg:height="0.172in" svg:x="0.0012in" svg:y="0.0098in" svg:viewBox="0 0 2534 438" svg:d="M0 0c844 0 1690 0 2534 0 0 145 0 292 0 438-844 0-1690 0-253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33" draw:text-style-name="P84"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33" draw:text-style-name="P84"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33" draw:text-style-name="P84" svg:width="0.0441in" svg:height="0.1917in" svg:x="0.7004in" svg:y="0in" svg:viewBox="0 0 113 488" svg:d="M113 483c0-2 0-2-8-10-60-62-77-154-77-228 0-86 20-171 80-232 5-6 5-6 5-9s-1-4-4-4c-5 0-49 34-78 95-25 55-31 109-31 150 0 36 6 96 32 151 30 60 72 92 77 92 3 0 4-1 4-5z"><text:p/></draw:path><draw:path draw:style-name="gr133" draw:text-style-name="P84"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9634in" svg:y="0in" svg:viewBox="0 0 115 488" svg:d="M115 245c0-38-6-98-32-153-30-60-72-92-77-92-3 0-6 1-6 4s0 3 10 13c49 47 77 126 77 228 0 82-18 168-80 231-7 5-7 5-7 7 0 4 3 5 6 5 5 0 49-33 78-95 25-54 31-109 31-148z"><text:p/></draw:path></draw:g></draw:g></text:span><text:span text:style-name="T22"><text:s/>pour spécifier la valeur que prend la grandeur z quand t = </text:span><text:span text:style-name="T22"><draw:g text:anchor-type="as-char" svg:y="-0.1201in" draw:z-index="15" draw:name="Shape15"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2">, pour des raisons d’ergonomies ou va définir la règle selon laquelle, quand on écrit </text:span><text:span text:style-name="T22"><draw:g text:anchor-type="as-char" svg:y="-0.1445in" draw:z-index="16" draw:name="Shape16" draw:style-name="gr131"><svg:title>TexMaths</svg:title><svg:desc>14§display§z_A\left(t=t_A\right)§svg§600§FALSE§</svg:desc><draw:g draw:style-name="gr2"><draw:path draw:style-name="gr132" draw:text-style-name="P83" svg:width="0.8831in" svg:height="0.172in" svg:x="0.0012in" svg:y="0.0098in" svg:viewBox="0 0 2244 438" svg:d="M0 0c748 0 1497 0 2244 0 0 145 0 292 0 438-747 0-1496 0-224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0441in" svg:height="0.1917in" svg:x="0.2591in" svg:y="0in" svg:viewBox="0 0 113 488" svg:d="M113 483c0-2 0-2-8-10-62-62-77-154-77-228 0-86 18-171 80-232 5-6 5-6 5-9s-1-4-4-4c-5 0-50 34-78 95-25 55-31 109-31 150 0 36 4 96 32 151 30 60 72 92 77 92 3 0 4-1 4-5z"><text:p/></draw:path><draw:path draw:style-name="gr133" draw:text-style-name="P84"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33" draw:text-style-name="P84"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33" draw:text-style-name="P84"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8492in" svg:y="0in" svg:viewBox="0 0 115 488" svg:d="M115 245c0-38-6-98-32-153-30-60-72-92-77-92-3 0-6 1-6 4s0 3 10 13c49 47 77 126 77 228 0 82-18 168-80 231-7 5-7 5-7 7 0 4 3 5 6 5 5 0 49-33 78-95 25-54 31-109 31-148z"><text:p/></draw:path></draw:g></draw:g></text:span><text:span text:style-name="T22"><text:s/>ou </text:span><text:span text:style-name="T22"><draw:g text:anchor-type="as-char" svg:y="-0.1445in" draw:z-index="17" draw:name="Shape17" draw:style-name="gr131"><svg:title>TexMaths</svg:title><svg:desc>14§display§z_A\left(t_A\right)§svg§600§FALSE§</svg:desc><draw:g draw:style-name="gr2"><draw:path draw:style-name="gr132" draw:text-style-name="P83" svg:width="0.5551in" svg:height="0.1724in" svg:x="0.0012in" svg:y="0.0091in" svg:viewBox="0 0 1411 439" svg:d="M707 439c-237 0-472 0-707 0 0-147 0-292 0-439 470 0 941 0 1411 0 0 147 0 292 0 439-235 0-470 0-704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33" draw:text-style-name="P84" svg:width="0.0441in" svg:height="0.1925in" svg:x="0.2591in" svg:y="-0.0004in" svg:viewBox="0 0 113 490" svg:d="M113 484c0-1 0-1-8-10-62-63-77-155-77-228 0-87 18-172 80-232 5-7 5-7 5-8 0-5-1-6-4-6-5 0-49 34-78 97-25 53-31 107-31 149 0 37 6 95 32 151 30 60 72 93 77 93 3 0 4-2 4-6z"><text:p/></draw:path><draw:path draw:style-name="gr133" draw:text-style-name="P84"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33" draw:text-style-name="P84"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2">, ça renvoie </text:span><text:span text:style-name="T22"><draw:g text:anchor-type="as-char" svg:y="-0.1445in" draw:z-index="18" draw:name="Shape18" draw:style-name="gr131"><svg:title>TexMaths</svg:title><svg:desc>14§display§f_z\left(t_A\right)§svg§600§FALSE§</svg:desc><draw:g draw:style-name="gr2"><draw:path draw:style-name="gr132" draw:text-style-name="P83" svg:width="0.5232in" svg:height="0.172in" svg:x="-0.0004in" svg:y="0.0098in" svg:viewBox="0 0 1330 438" svg:d="M0 0c443 0 887 0 1330 0 0 145 0 292 0 438-443 0-887 0-1330 0 0-146 0-293 0-438z"><text:p/></draw:path><draw:path draw:style-name="gr133" draw:text-style-name="P84"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33" draw:text-style-name="P84"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33" draw:text-style-name="P84" svg:width="0.0449in" svg:height="0.1917in" svg:x="0.2252in" svg:y="0in" svg:viewBox="0 0 115 488" svg:d="M115 483c0-2 0-2-8-10-62-62-79-154-79-228 0-86 20-171 80-232 7-6 7-6 7-9s-3-4-6-4c-4 0-49 34-78 95-25 55-31 109-31 150 0 36 6 96 32 151 30 60 73 92 77 92 3 0 6-1 6-5z"><text:p/></draw:path><draw:path draw:style-name="gr133" draw:text-style-name="P84"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33" draw:text-style-name="P84"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33" draw:text-style-name="P84" svg:width="0.0445in" svg:height="0.1917in" svg:x="0.4882in" svg:y="0in" svg:viewBox="0 0 114 488" svg:d="M114 245c0-38-6-98-33-153-29-60-71-92-77-92-3 0-4 1-4 4s0 3 8 13c49 47 77 126 77 228 0 82-18 168-79 231-6 5-6 5-6 7 0 4 1 5 4 5 6 0 49-33 79-95 25-54 31-109 31-148z"><text:p/></draw:path></draw:g></draw:g></text:span><text:span text:style-name="T22">. </text:span><text:span text:style-name="T24">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9"><text:span text:style-name="T24">C’</text:span><text:span text:style-name="T22">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71"><draw:g text:anchor-type="as-char" svg:y="-0.1327in" draw:z-index="30" draw:name="Shape19"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31" draw:name="Shape2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53" draw:name="Shape21"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55" draw:name="Shape22"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54" draw:name="Shape23" draw:style-name="gr131"><svg:title>TexMaths</svg:title><svg:desc>14§display§g=\text{f}^{\circ }\left(_{\ t\ \rightarrow \ g\left(t\right)}^{\ I\ \rightarrow \ J\ }\right)§svg§600§FALSE§</svg:desc><draw:g draw:style-name="gr2"><draw:path draw:style-name="gr132" draw:text-style-name="P83" svg:width="1.3898in" svg:height="0.3276in" svg:x="0.0067in" svg:y="0.0094in" svg:viewBox="0 0 3531 833" svg:d="M1767 833c-589 0-1178 0-1767 0 0-277 0-556 0-833 1178 0 2354 0 3531 0 0 277 0 556 0 833-588 0-1176 0-1764 0z"><text:p/></draw:path><draw:path draw:style-name="gr133" draw:text-style-name="P84"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33" draw:text-style-name="P84"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33" draw:text-style-name="P84"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3" draw:text-style-name="P84" svg:width="0.0579in" svg:height="0.0575in" svg:x="0.424in" svg:y="0.0728in" svg:viewBox="0 0 148 147" svg:d="M148 74c0-42-33-74-74-74-42 0-74 34-74 73 0 42 34 74 74 74 41 0 74-34 74-73zM74 130c-32 0-57-26-57-56 0-32 25-57 57-57s58 25 58 56c0 32-26 57-58 57z"><text:p/></draw:path><draw:path draw:style-name="gr133" draw:text-style-name="P84"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3" draw:text-style-name="P84"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3" draw:text-style-name="P84"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33" draw:text-style-name="P84"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3" draw:text-style-name="P84"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3" draw:text-style-name="P84"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33" draw:text-style-name="P84"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3" draw:text-style-name="P84" svg:width="0.035in" svg:height="0.1354in" svg:x="1.1528in" svg:y="0.1736in" svg:viewBox="0 0 90 345" svg:d="M83 0c-66 46-83 119-83 172 0 48 14 124 83 173 2 0 7 0 7-5 0-2-2-2-5-5-46-41-63-100-63-163 0-92 37-138 65-164 1-1 3-2 3-4 0-4-5-4-7-4z"><text:p/></draw:path><draw:path draw:style-name="gr133" draw:text-style-name="P84"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33" draw:text-style-name="P84" svg:width="0.0343in" svg:height="0.1354in" svg:x="1.2657in" svg:y="0.1736in" svg:viewBox="0 0 88 345" svg:d="M6 0c-2 0-6 0-6 4 0 2 0 3 3 6 29 26 63 73 63 162 0 72-23 126-60 160-6 6-6 6-6 8s0 5 4 5 37-24 59-66c15-30 25-66 25-107 0-49-14-123-82-172z"><text:p/></draw:path><draw:path draw:style-name="gr133" draw:text-style-name="P84"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3">⇒ on peut donc composer f et g dans le sens <draw:g text:anchor-type="as-char" svg:y="-0.1445in" draw:z-index="56" draw:name="Shape24" draw:style-name="gr131"><svg:title>TexMaths</svg:title><svg:desc>14§display§f\left(g\left(x\right)\right)§svg§600§FALSE§</svg:desc><draw:g draw:style-name="gr2"><draw:path draw:style-name="gr132" draw:text-style-name="P83" svg:width="0.6512in" svg:height="0.1724in" svg:x="-0.0004in" svg:y="0.0091in" svg:viewBox="0 0 1655 439" svg:d="M829 439c-277 0-553 0-829 0 0-147 0-292 0-439 552 0 1103 0 1655 0 0 147 0 292 0 439-276 0-552 0-826 0z"><text:p/></draw:path><draw:path draw:style-name="gr133" draw:text-style-name="P84"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33" draw:text-style-name="P84" svg:width="0.0449in" svg:height="0.1925in" svg:x="0.1567in" svg:y="-0.0004in" svg:viewBox="0 0 115 490" svg:d="M115 484c0-1 0-1-9-10-61-63-77-155-77-229 0-86 19-171 79-231 7-7 7-7 7-8 0-5-3-6-6-6-4 0-49 34-78 97-25 53-31 107-31 148 0 38 6 96 32 152 30 60 73 93 77 93 3 0 6-2 6-6z"><text:p/></draw:path><draw:path draw:style-name="gr133" draw:text-style-name="P84"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33" draw:text-style-name="P84" svg:width="0.0449in" svg:height="0.1925in" svg:x="0.3626in" svg:y="-0.0004in" svg:viewBox="0 0 115 490" svg:d="M115 484c0-1 0-1-9-10-61-63-77-155-77-229 0-86 19-171 79-231 7-7 7-7 7-8 0-5-3-6-6-6-4 0-49 34-78 97-24 53-31 107-31 148 0 38 6 96 32 152 31 60 73 93 77 93 3 0 6-2 6-6z"><text:p/></draw:path><draw:path draw:style-name="gr133" draw:text-style-name="P84"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33" draw:text-style-name="P84" svg:width="0.0441in" svg:height="0.1925in" svg:x="0.5406in" svg:y="-0.0004in" svg:viewBox="0 0 113 490" svg:d="M113 245c0-38-5-97-32-153-29-60-71-92-77-92-3 0-4 3-4 6 0 1 0 1 8 11 49 47 77 126 77 228 0 82-18 169-79 231-6 7-6 7-6 8 0 3 1 6 4 6 6 0 49-34 79-97 25-53 30-108 30-148z"><text:p/></draw:path><draw:path draw:style-name="gr133" draw:text-style-name="P84"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31"><svg:title>TexMaths</svg:title><svg:desc>14§display§\left[t_A,\ t_B\right]\subseteq I§svg§600§FALSE§</svg:desc><draw:g draw:style-name="gr2"><draw:path draw:style-name="gr132" draw:text-style-name="P83" svg:width="0.9913in" svg:height="0.1724in" svg:x="-0.0004in" svg:y="0.0091in" svg:viewBox="0 0 2519 439" svg:d="M1260 439c-420 0-840 0-1260 0 0-147 0-292 0-439 840 0 1679 0 2519 0 0 147 0 292 0 439-420 0-840 0-1259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33" draw:text-style-name="P84"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33" draw:text-style-name="P84" svg:width="0.022in" svg:height="0.0575in" svg:x="0.2563in" svg:y="0.1236in" svg:viewBox="0 0 57 147" svg:d="M57 52c0-32-12-52-32-52-15 0-25 13-25 27 0 12 10 25 25 25 6 0 13-2 18-6 2-1 2-1 2-1 1 0 1 0 1 7 0 36-17 66-33 81-6 6-6 7-6 8 0 3 3 6 6 6 5 0 44-38 44-95z"><text:p/></draw:path><draw:path draw:style-name="gr133" draw:text-style-name="P84"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path draw:style-name="gr133" draw:text-style-name="P84"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33" draw:text-style-name="P84"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9"><text:span text:style-name="T45">g</text:span><text:span text:style-name="T37"> </text:span><text:span text:style-name="T17">dérivable</text:span><text:span text:style-name="T37"> sur </text:span><draw:g text:anchor-type="as-char" svg:y="-0.1445in" draw:z-index="33" draw:name="Shape27"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7">la fonction dérivée de <draw:g text:anchor-type="as-char" svg:y="-0.0862in" draw:z-index="57" draw:name="Shape26" draw:style-name="gr131"><svg:title>TexMaths</svg:title><svg:desc>14§display§g§svg§600§FALSE§</svg:desc><draw:g draw:style-name="gr2"><draw:path draw:style-name="gr132" draw:text-style-name="P83" svg:width="0.0709in" svg:height="0.1043in" svg:x="0.0067in" svg:y="0.0094in" svg:viewBox="0 0 181 266" svg:d="M91 266c-31 0-60 0-91 0 0-88 0-178 0-266 60 0 120 0 181 0 0 88 0 178 0 266-30 0-61 0-90 0z"><text:p/></draw:path><draw:path draw:style-name="gr133" draw:text-style-name="P8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35" draw:name="Shape3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58" draw:name="Shape28"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59" draw:name="Shape31"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7">Alors on peut écrire que:</text:span></text:p><text:p text:style-name="P44"><draw:g text:anchor-type="as-char" svg:y="-0.1445in" draw:z-index="60" draw:name="Shape32" draw:style-name="gr131"><svg:title>TexMaths</svg:title><svg:desc>14§display§\text{par}\ \text{changement}\ \text{de}\ \text{variable},\ \text{en}\ \text{posant}\ u=g\left(t\right)§svg§600§FALSE§</svg:desc><draw:g draw:style-name="gr2"><draw:path draw:style-name="gr132" draw:text-style-name="P83" svg:width="4.0457in" svg:height="0.172in" svg:x="0.0039in" svg:y="0.0098in" svg:viewBox="0 0 10277 438" svg:d="M0 0c3426 0 6851 0 10277 0 0 145 0 292 0 438-3426 0-6851 0-10277 0 0-146 0-293 0-438z"><text:p/></draw:path><draw:path draw:style-name="gr133" draw:text-style-name="P8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33" draw:text-style-name="P84"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33" draw:text-style-name="P84"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33" draw:text-style-name="P84"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33" draw:text-style-name="P84"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33" draw:text-style-name="P84"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33" draw:text-style-name="P84"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33" draw:text-style-name="P84"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33" draw:text-style-name="P84"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33" draw:text-style-name="P84"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33" draw:text-style-name="P84"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33" draw:text-style-name="P84"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33" draw:text-style-name="P84"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33" draw:text-style-name="P84"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33" draw:text-style-name="P84"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33" draw:text-style-name="P84"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33" draw:text-style-name="P84"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33" draw:text-style-name="P84"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33" draw:text-style-name="P84"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33" draw:text-style-name="P84"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33" draw:text-style-name="P84"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33" draw:text-style-name="P84" svg:width="0.022in" svg:height="0.0575in" svg:x="2.3406in" svg:y="0.1232in" svg:viewBox="0 0 57 147" svg:d="M57 52c0-32-12-52-32-52-15 0-25 13-25 27 0 12 10 26 25 26 6 0 13-3 18-7 2-1 2-1 2-1 1 0 1 0 1 7 0 36-17 66-33 82-6 5-6 6-6 7 0 4 3 6 6 6 5 0 44-38 44-95z"><text:p/></draw:path><draw:path draw:style-name="gr133" draw:text-style-name="P84"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33" draw:text-style-name="P84"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33" draw:text-style-name="P84"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33" draw:text-style-name="P84"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33" draw:text-style-name="P84"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33" draw:text-style-name="P84"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33" draw:text-style-name="P84"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33" draw:text-style-name="P84"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33" draw:text-style-name="P84"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33" draw:text-style-name="P84"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33" draw:text-style-name="P84"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33" draw:text-style-name="P84" svg:width="0.0441in" svg:height="0.1917in" svg:x="3.878in" svg:y="0in" svg:viewBox="0 0 113 488" svg:d="M113 483c0-2 0-2-8-10-62-62-77-154-77-228 0-86 18-171 80-232 5-6 5-6 5-9s-1-4-4-4c-5 0-49 34-78 95-25 55-31 109-31 150 0 36 6 96 32 151 30 60 72 92 77 92 3 0 4-1 4-5z"><text:p/></draw:path><draw:path draw:style-name="gr133" draw:text-style-name="P84"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33" draw:text-style-name="P84"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8" draw:text-style-name="P83" svg:width="4.9654in" svg:height="0.5059in" svg:x="0.0004in" svg:y="0.0102in" svg:viewBox="0 0 12613 1286" svg:d="M0 0c4204 0 8409 0 12613 0 0 428 0 858 0 1286-4204 0-8409 0-12613 0 0-428 0-858 0-1286z"><text:p/></draw:path><draw:path draw:style-name="gr179" draw:text-style-name="P84"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80" draw:text-style-name="P84"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81" draw:text-style-name="P84"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82" draw:text-style-name="P84"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83" draw:text-style-name="P84"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84" draw:text-style-name="P84"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85" draw:text-style-name="P84"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86" draw:text-style-name="P84"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87" draw:text-style-name="P84" svg:width="0.0449in" svg:height="0.1929in" svg:x="0.6528in" svg:y="0.1717in" svg:viewBox="0 0 115 491" svg:d="M115 486c0-2 0-2-9-10-61-63-77-156-77-231 0-85 19-171 79-232 7-6 7-7 7-9 0-3-3-4-6-4-4 0-49 34-78 95-25 55-31 109-31 150 0 39 6 98 32 154 31 60 73 92 77 92 3 0 6-1 6-5z"><text:p/></draw:path><draw:path draw:style-name="gr188" draw:text-style-name="P84"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9" draw:text-style-name="P84" svg:width="0.0441in" svg:height="0.1929in" svg:x="0.8602in" svg:y="0.1717in" svg:viewBox="0 0 113 491" svg:d="M113 486c0-2 0-2-8-10-62-63-77-156-77-231 0-85 18-171 80-232 5-6 5-7 5-9 0-3-1-4-4-4-5 0-49 34-78 95-25 55-31 109-31 150 0 39 6 98 32 154 30 60 72 92 77 92 3 0 4-1 4-5z"><text:p/></draw:path><draw:path draw:style-name="gr190" draw:text-style-name="P84"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91" draw:text-style-name="P84" svg:width="0.0441in" svg:height="0.1929in" svg:x="0.9972in" svg:y="0.1717in" svg:viewBox="0 0 113 491" svg:d="M113 245c0-38-5-97-32-153-29-60-71-92-77-92-3 0-4 1-4 4 0 2 0 3 8 13 49 47 77 126 77 228 0 84-18 171-79 232-6 7-6 7-6 9s1 5 4 5c6 0 49-33 79-96 25-54 30-108 30-150z"><text:p/></draw:path><draw:path draw:style-name="gr192" draw:text-style-name="P84" svg:width="0.0449in" svg:height="0.1929in" svg:x="1.0724in" svg:y="0.1717in" svg:viewBox="0 0 115 491" svg:d="M115 245c0-38-6-97-32-153-31-60-73-92-77-92-3 0-6 1-6 4 0 2 0 3 10 13 47 47 75 126 75 228 0 84-18 171-78 232-7 7-7 7-7 9s3 5 6 5c4 0 49-33 78-96 25-54 31-108 31-150z"><text:p/></draw:path><draw:path draw:style-name="gr193" draw:text-style-name="P84" svg:width="0.0201in" svg:height="0.0201in" svg:x="1.1965in" svg:y="0.2583in" svg:viewBox="0 0 52 52" svg:d="M52 25c0-14-11-25-25-25s-27 10-27 25c0 14 13 27 27 27s25-11 25-27z"><text:p/></draw:path><draw:path draw:style-name="gr194" draw:text-style-name="P84"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95" draw:text-style-name="P84" svg:width="0.0449in" svg:height="0.1929in" svg:x="1.4354in" svg:y="0.1717in" svg:viewBox="0 0 115 491" svg:d="M115 486c0-2 0-2-9-10-61-63-77-156-77-231 0-85 19-171 79-232 7-6 7-7 7-9 0-3-3-4-6-4-4 0-49 34-78 95-25 55-31 109-31 150 0 39 6 98 32 154 30 60 73 92 77 92 3 0 6-1 6-5z"><text:p/></draw:path><draw:path draw:style-name="gr196" draw:text-style-name="P84"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97" draw:text-style-name="P84" svg:width="0.0449in" svg:height="0.1929in" svg:x="1.602in" svg:y="0.1717in" svg:viewBox="0 0 115 491" svg:d="M115 245c0-38-6-97-32-153-30-60-73-92-77-92-3 0-6 1-6 4 0 2 0 3 10 13 47 47 75 126 75 228 0 84-18 171-78 232-7 7-7 7-7 9s3 5 6 5c4 0 49-33 78-96 25-54 31-108 31-150z"><text:p/></draw:path><draw:path draw:style-name="gr198" draw:text-style-name="P84" svg:width="0.0449in" svg:height="0.1929in" svg:x="1.7177in" svg:y="0.1717in" svg:viewBox="0 0 115 491" svg:d="M115 486c0-2 0-2-9-10-61-63-77-156-77-231 0-85 19-171 79-232 7-6 7-7 7-9 0-3-3-4-6-4-4 0-49 34-78 95-24 55-31 109-31 150 0 39 6 98 34 154 29 60 71 92 75 92 3 0 6-1 6-5z"><text:p/></draw:path><draw:path draw:style-name="gr199" draw:text-style-name="P84"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200" draw:text-style-name="P84" svg:width="0.0449in" svg:height="0.1929in" svg:x="1.8551in" svg:y="0.1717in" svg:viewBox="0 0 115 491" svg:d="M115 245c0-38-6-97-34-153-29-60-71-92-75-92-3 0-6 1-6 4 0 2 0 3 10 13 47 47 75 126 75 228 0 84-18 171-78 232-7 7-7 7-7 9s3 5 6 5c4 0 49-33 78-96 24-54 31-108 31-150z"><text:p/></draw:path><draw:path draw:style-name="gr201" draw:text-style-name="P84"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202" draw:text-style-name="P84"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203" draw:text-style-name="P84"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204" draw:text-style-name="P84"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205" draw:text-style-name="P84"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206" draw:text-style-name="P84"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207" draw:text-style-name="P84"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8" draw:text-style-name="P84"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9" draw:text-style-name="P84"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10" draw:text-style-name="P84" svg:width="0.0441in" svg:height="0.1929in" svg:x="2.8402in" svg:y="0.1717in" svg:viewBox="0 0 113 491" svg:d="M113 486c0-2 0-2-8-10-62-63-77-156-77-231 0-85 18-171 80-232 5-6 5-7 5-9 0-3-1-4-4-4-5 0-50 34-78 95-25 55-31 109-31 150 0 39 4 98 32 154 30 60 72 92 77 92 3 0 4-1 4-5z"><text:p/></draw:path><draw:path draw:style-name="gr211" draw:text-style-name="P84"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12" draw:text-style-name="P84" svg:width="0.0441in" svg:height="0.1929in" svg:x="3.0181in" svg:y="0.1717in" svg:viewBox="0 0 113 491" svg:d="M113 245c0-38-5-97-32-153-29-60-71-92-77-92-3 0-4 1-4 4 0 2 0 3 8 13 49 47 77 126 77 228 0 84-18 171-79 232-6 7-6 7-6 9s1 5 4 5c6 0 49-33 79-96 25-54 30-108 30-150z"><text:p/></draw:path><draw:path draw:style-name="gr213" draw:text-style-name="P84"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14" draw:text-style-name="P84"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15" draw:text-style-name="P84"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16" draw:text-style-name="P84"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17" draw:text-style-name="P84"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8" draw:text-style-name="P84" svg:width="0.035in" svg:height="0.1346in" svg:x="3.8807in" svg:y="0in" svg:viewBox="0 0 90 343" svg:d="M84 0c-66 46-84 119-84 172 0 48 15 123 84 171 1 0 6 0 6-4 0-2 0-3-3-5-46-42-63-99-63-162 0-94 36-138 64-164 2-1 2-2 2-4 0-4-5-4-6-4z"><text:p/></draw:path><draw:path draw:style-name="gr219" draw:text-style-name="P84"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20" draw:text-style-name="P84"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21" draw:text-style-name="P84" svg:width="0.0343in" svg:height="0.1346in" svg:x="4.1091in" svg:y="0in" svg:viewBox="0 0 88 343" svg:d="M6 0c-2 0-6 0-6 4 0 2 0 3 3 6 29 26 63 73 63 162 0 71-23 126-60 160-6 5-6 4-6 7 0 1 0 4 4 4s37-23 59-66c15-28 25-64 25-105 0-49-14-124-82-172z"><text:p/></draw:path><draw:path draw:style-name="gr222" draw:text-style-name="P84"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23" draw:text-style-name="P84"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24" draw:text-style-name="P84"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25" draw:text-style-name="P84" svg:width="0.035in" svg:height="0.1346in" svg:x="4.0051in" svg:y="0.3909in" svg:viewBox="0 0 90 343" svg:d="M83 0c-66 46-83 119-83 171 0 49 14 124 83 172 2 0 7 0 7-4 0-2-2-3-3-6-46-41-63-99-63-162 0-93 35-137 63-163 1-1 3-2 3-4 0-4-5-4-7-4z"><text:p/></draw:path><draw:path draw:style-name="gr226" draw:text-style-name="P84"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27" draw:text-style-name="P84"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8" draw:text-style-name="P84" svg:width="0.035in" svg:height="0.1346in" svg:x="4.2283in" svg:y="0.3909in" svg:viewBox="0 0 90 343" svg:d="M7 0c-3 0-7 0-7 4 0 2 1 3 3 4 29 28 63 75 63 163 0 72-23 126-60 159-6 7-6 7-6 9 0 1 1 4 4 4 4 0 37-23 60-66 16-28 26-66 26-106 0-48-16-123-83-171z"><text:p/></draw:path><draw:path draw:style-name="gr229" draw:text-style-name="P84"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30" draw:text-style-name="P84" svg:width="0.0441in" svg:height="0.1929in" svg:x="4.4886in" svg:y="0.1717in" svg:viewBox="0 0 113 491" svg:d="M113 486c0-2 0-2-8-10-62-63-77-156-77-231 0-85 18-171 80-232 5-6 5-7 5-9 0-3-1-4-4-4-5 0-49 34-78 95-25 55-31 109-31 150 0 39 6 98 32 154 30 60 72 92 77 92 3 0 4-1 4-5z"><text:p/></draw:path><draw:path draw:style-name="gr231" draw:text-style-name="P84"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32" draw:text-style-name="P84" svg:width="0.0441in" svg:height="0.1929in" svg:x="4.6665in" svg:y="0.1717in" svg:viewBox="0 0 113 491" svg:d="M113 245c0-38-5-97-32-153-29-60-71-92-77-92-3 0-4 1-4 4 0 2 0 3 8 13 49 47 77 126 77 228 0 84-18 171-79 232-6 7-6 7-6 9s1 5 4 5c6 0 49-33 79-96 25-54 30-108 30-150z"><text:p/></draw:path><draw:path draw:style-name="gr233" draw:text-style-name="P84"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34" draw:text-style-name="P84"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71" draw:text-style-name="P83" svg:width="0.7217in" svg:height="0.1724in" svg:x="0.0047in" svg:y="0.0098in" svg:viewBox="0 0 1834 439" svg:d="M919 439c-307 0-612 0-919 0 0-147 0-292 0-439 612 0 1222 0 1834 0 0 147 0 292 0 439-305 0-610 0-915 0z"><text:p/></draw:path><draw:path draw:style-name="gr272" draw:text-style-name="P84"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73"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74" draw:text-style-name="P84"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75" draw:text-style-name="P84" svg:width="0.0441in" svg:height="0.1925in" svg:x="0.5142in" svg:y="0.0004in" svg:viewBox="0 0 113 490" svg:d="M113 484c0-1 0-1-8-10-62-63-77-155-77-229 0-86 20-171 80-231 5-7 5-7 5-8 0-5-1-6-4-6-5 0-49 34-78 97-25 53-31 107-31 148 0 38 6 96 32 152 30 60 72 93 77 93 3 0 4-2 4-6z"><text:p/></draw:path><draw:path draw:style-name="gr276" draw:text-style-name="P84"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77" draw:text-style-name="P84"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4"><draw:frame draw:style-name="fr1" draw:name="Frame3" text:anchor-type="paragraph" svg:x="0.0965in" svg:y="0.5736in" svg:width="6.5839in" draw:z-index="61"><draw:text-box fo:min-height="2.9902in"><text:p text:style-name="P41"/><text:p text:style-name="P43">Soient:</text:p><text:list xml:id="list517078904430" text:continue-list="list329120287" text:style-name="L2"><text:list-item><text:p text:style-name="P71"><draw:g text:anchor-type="as-char" svg:y="-0.1327in" draw:z-index="62" draw:name="Shape19_0"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63" draw:name="Shape20_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64" draw:name="Shape21_0"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65" draw:name="Shape22_0"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1"><draw:g text:anchor-type="as-char" svg:y="-0.2217in" draw:z-index="72" draw:style-name="gr1"><svg:title>TexMaths</svg:title><svg:desc>14§display§\varphi =\text{f}^{\circ }\left(_{\ t\ \rightarrow \ \varphi \left(t\right)}^{\ I\ \rightarrow \ J\ }\right)§svg§600§FALSE§</svg:desc><draw:g draw:style-name="gr2"><draw:path draw:style-name="gr255" draw:text-style-name="P83" svg:width="1.4386in" svg:height="0.3276in" svg:x="0.0004in" svg:y="0.0098in" svg:viewBox="0 0 3655 833" svg:d="M1828 833c-610 0-1219 0-1828 0 0-277 0-556 0-833 1218 0 2437 0 3655 0 0 277 0 556 0 833-609 0-1218 0-1827 0z"><text:p/></draw:path><draw:path draw:style-name="gr256" draw:text-style-name="P84"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57" draw:text-style-name="P84"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8" draw:text-style-name="P84"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9" draw:text-style-name="P84" svg:width="0.0579in" svg:height="0.0575in" svg:x="0.4449in" svg:y="0.0736in" svg:viewBox="0 0 148 147" svg:d="M148 74c0-42-33-74-74-74-42 0-74 34-74 73 0 42 34 74 74 74 41 0 74-34 74-73zM74 130c-32 0-57-26-57-56 0-32 25-57 57-57s58 25 58 56c0 32-27 57-58 57z"><text:p/></draw:path><draw:path draw:style-name="gr260" draw:text-style-name="P84"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61" draw:text-style-name="P84"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62" draw:text-style-name="P84"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63" draw:text-style-name="P84"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64" draw:text-style-name="P84"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65" draw:text-style-name="P84"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66" draw:text-style-name="P84"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67" draw:text-style-name="P84" svg:width="0.035in" svg:height="0.1354in" svg:x="1.1953in" svg:y="0.174in" svg:viewBox="0 0 90 345" svg:d="M83 0c-66 46-83 119-83 172 0 48 14 124 83 173 2 0 7 0 7-5 0-2-2-2-5-5-46-41-63-100-63-163 0-92 37-138 65-164 1-1 3-2 3-4 0-4-5-4-7-4z"><text:p/></draw:path><draw:path draw:style-name="gr268" draw:text-style-name="P84"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9" draw:text-style-name="P84" svg:width="0.0343in" svg:height="0.1354in" svg:x="1.3083in" svg:y="0.174in" svg:viewBox="0 0 88 345" svg:d="M6 0c-2 0-6 0-6 4 0 2 0 3 3 6 29 26 63 73 63 162 0 72-23 126-60 160-6 6-6 6-6 8s0 5 4 5 37-24 59-66c15-30 25-66 25-107 0-49-14-123-82-172z"><text:p/></draw:path><draw:path draw:style-name="gr270" draw:text-style-name="P84"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4">⇒ on peut donc composer f et <draw:g text:anchor-type="as-char" svg:y="-0.0866in" draw:z-index="73" draw:style-name="gr1"><svg:title>TexMaths</svg:title><svg:desc>14§display§\varphi§svg§600§FALSE§</svg:desc><draw:g draw:style-name="gr2"><draw:path draw:style-name="gr253" draw:text-style-name="P83" svg:width="0.0988in" svg:height="0.1067in" svg:x="0.0004in" svg:y="0.0102in" svg:viewBox="0 0 252 272" svg:d="M0 0c84 0 168 0 252 0 0 91 0 181 0 272-84 0-168 0-252 0 0-91 0-181 0-272z"><text:p/></draw:path><draw:path draw:style-name="gr254"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44">dans le sens </text:span><text:span text:style-name="T44"><draw:g text:anchor-type="as-char" svg:y="-0.1445in" draw:z-index="74" draw:style-name="gr1"><svg:title>TexMaths</svg:title><svg:desc>14§display§f\left(\varphi \left(t\right)\right)§svg§600§FALSE§</svg:desc><draw:g draw:style-name="gr2"><draw:path draw:style-name="gr245" draw:text-style-name="P83" svg:width="0.6378in" svg:height="0.172in" svg:x="0.0004in" svg:y="0.0098in" svg:viewBox="0 0 1621 438" svg:d="M0 0c541 0 1080 0 1621 0 0 145 0 292 0 438-541 0-1080 0-1621 0 0-146 0-293 0-438z"><text:p/></draw:path><draw:path draw:style-name="gr246" draw:text-style-name="P84"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47" draw:text-style-name="P84" svg:width="0.0441in" svg:height="0.1917in" svg:x="0.1575in" svg:y="0in" svg:viewBox="0 0 113 488" svg:d="M113 483c0-2 0-2-8-10-62-62-77-154-77-228 0-86 20-171 80-232 5-6 5-6 5-9s-1-4-4-4c-5 0-49 34-78 95-25 55-31 109-31 150 0 36 6 96 32 151 30 60 72 92 77 92 3 0 4-1 4-5z"><text:p/></draw:path><draw:path draw:style-name="gr248" draw:text-style-name="P84"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9" draw:text-style-name="P84" svg:width="0.0441in" svg:height="0.1917in" svg:x="0.3913in" svg:y="0in" svg:viewBox="0 0 113 488" svg:d="M113 483c0-2 0-2-8-10-62-62-77-154-77-228 0-86 18-171 78-232 7-6 7-6 7-9s-1-4-5-4-49 34-77 95c-25 55-31 109-31 150 0 36 4 96 32 151 30 60 72 92 76 92s5-1 5-5z"><text:p/></draw:path><draw:path draw:style-name="gr250" draw:text-style-name="P84"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51" draw:text-style-name="P84" svg:width="0.0441in" svg:height="0.1917in" svg:x="0.528in" svg:y="0in" svg:viewBox="0 0 113 488" svg:d="M113 245c0-38-4-98-32-153-29-60-71-92-75-92-5 0-6 1-6 4s0 3 10 13c47 47 75 126 75 228 0 82-18 168-78 231-7 5-7 5-7 7 0 4 1 5 6 5 4 0 49-33 77-95 25-54 30-109 30-148z"><text:p/></draw:path><draw:path draw:style-name="gr252" draw:text-style-name="P84"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81"><text:span text:style-name="T12">Si, pour un intervalle </text:span><text:span text:style-name="T12"><draw:g text:anchor-type="as-char" svg:y="-0.1445in" draw:z-index="75" draw:style-name="gr1"><svg:title>TexMaths</svg:title><svg:desc>14§display§\left[x_A,x_B\right]\subseteq J§svg§600§FALSE§</svg:desc><draw:g draw:style-name="gr2"><draw:path draw:style-name="gr235" draw:text-style-name="P83" svg:width="1.0339in" svg:height="0.172in" svg:x="0.0004in" svg:y="0.0098in" svg:viewBox="0 0 2627 438" svg:d="M0 0c876 0 1751 0 2627 0 0 145 0 292 0 438-876 0-1751 0-2627 0 0-146 0-293 0-438z"><text:p/></draw:path><draw:path draw:style-name="gr236" draw:text-style-name="P84" svg:width="0.0268in" svg:height="0.1917in" svg:x="0.013in" svg:y="0in" svg:viewBox="0 0 69 488" svg:d="M69 488c0-7 0-12 0-19-17 0-33 0-49 0 0-150 0-300 0-449 16 0 32 0 49 0 0-7 0-13 0-20-23 0-47 0-69 0 0 162 0 326 0 488 22 0 46 0 69 0z"><text:p/></draw:path><draw:path draw:style-name="gr237" draw:text-style-name="P84"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8" draw:text-style-name="P84"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9" draw:text-style-name="P84" svg:width="0.022in" svg:height="0.0575in" svg:x="0.2972in" svg:y="0.1232in" svg:viewBox="0 0 57 147" svg:d="M57 52c0-32-11-52-30-52-17 0-27 13-27 27 0 12 10 26 27 26 5 0 12-3 16-7 2-1 2-1 3-1 0 3 2 0 2 7 0 36-19 66-34 82-6 5-6 6-6 7 0 4 3 6 5 6 5 0 44-38 44-95z"><text:p/></draw:path><draw:path draw:style-name="gr240" draw:text-style-name="P84"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41" draw:text-style-name="P84"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42" draw:text-style-name="P84" svg:width="0.0268in" svg:height="0.1917in" svg:x="0.6142in" svg:y="0in" svg:viewBox="0 0 69 488" svg:d="M69 0c-23 0-47 0-69 0 0 7 0 13 0 20 17 0 32 0 49 0 0 149 0 299 0 449-17 0-32 0-49 0 0 7 0 12 0 19 22 0 46 0 69 0 0-162 0-326 0-488z"><text:p/></draw:path><draw:path draw:style-name="gr243" draw:text-style-name="P84"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44" draw:text-style-name="P84"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516796428705" text:continue-list="list3727631410" text:style-name="L3"><text:list-item><text:p text:style-name="P52"><text:span text:style-name="T12"><draw:g text:anchor-type="as-char" svg:y="-0.1445in" draw:z-index="78" draw:style-name="gr1"><svg:title>TexMaths</svg:title><svg:desc>14§display§t_A=\text{elof}\left(I\right)\ \ |\ \ \varphi \left(t_A\right)=x_A
§svg§600§FALSE§</svg:desc><draw:g draw:style-name="gr2"><draw:path draw:style-name="gr156" draw:text-style-name="P83" svg:width="2.3417in" svg:height="0.1724in" svg:x="0.0059in" svg:y="0.0098in" svg:viewBox="0 0 5949 439" svg:d="M2975 439c-992 0-1984 0-2975 0 0-147 0-292 0-439 1983 0 3967 0 5949 0 0 147 0 292 0 439-991 0-1982 0-2974 0z"><text:p/></draw:path><draw:path draw:style-name="gr15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8" draw:text-style-name="P84"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9" draw:text-style-name="P84"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60" draw:text-style-name="P84"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61" draw:text-style-name="P84"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62" draw:text-style-name="P84"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63" draw:text-style-name="P84"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64" draw:text-style-name="P84" svg:width="0.0441in" svg:height="0.1925in" svg:x="0.798in" svg:y="0.0004in" svg:viewBox="0 0 113 490" svg:d="M113 484c0-1 0-1-8-10-62-63-77-155-77-229 0-86 18-171 80-231 5-7 5-7 5-8 0-5-1-6-4-6-5 0-50 34-78 97-25 53-31 107-31 148 0 38 4 96 32 152 30 60 72 93 77 93 3 0 4-2 4-6z"><text:p/></draw:path><draw:path draw:style-name="gr165" draw:text-style-name="P84"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66" draw:text-style-name="P84" svg:width="0.0441in" svg:height="0.1925in" svg:x="0.9654in" svg:y="0.0004in" svg:viewBox="0 0 113 490" svg:d="M113 245c0-38-5-97-32-153-29-60-71-92-77-92-3 0-4 3-4 6 0 1 0 1 8 11 49 47 77 126 77 228 0 82-18 169-79 231-6 7-6 7-6 8 0 3 1 6 4 6 6 0 49-34 79-97 25-53 30-108 30-148z"><text:p/></draw:path><draw:path draw:style-name="gr167" draw:text-style-name="P84" svg:width="0.0075in" svg:height="0.1925in" svg:x="1.2134in" svg:y="0.0004in" svg:viewBox="0 0 20 490" svg:d="M20 18c0-8 0-18-10-18s-10 10-10 18c0 151 0 302 0 453 0 9 0 19 10 19s10-10 10-19c0-151 0-302 0-453z"><text:p/></draw:path><draw:path draw:style-name="gr168" draw:text-style-name="P84"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9" draw:text-style-name="P84" svg:width="0.0449in" svg:height="0.1925in" svg:x="1.5516in" svg:y="0.0004in" svg:viewBox="0 0 115 490" svg:d="M115 484c0-1 0-1-9-10-61-63-78-155-78-229 0-86 20-171 80-231 7-7 7-7 7-8 0-5-3-6-6-6-5 0-49 34-78 97-25 53-31 107-31 148 0 38 6 96 32 152 30 60 72 93 77 93 3 0 6-2 6-6z"><text:p/></draw:path><draw:path draw:style-name="gr170" draw:text-style-name="P84"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1" draw:text-style-name="P84"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2" draw:text-style-name="P84" svg:width="0.0441in" svg:height="0.1925in" svg:x="1.815in" svg:y="0.0004in" svg:viewBox="0 0 113 490" svg:d="M113 245c0-38-5-97-32-153-29-60-71-92-77-92-3 0-4 3-4 6 0 1 0 1 8 11 49 47 77 126 77 228 0 82-18 169-79 231-6 7-6 7-6 8 0 3 1 6 4 6 6 0 49-34 79-97 25-53 30-108 30-148z"><text:p/></draw:path><draw:path draw:style-name="gr173" draw:text-style-name="P84"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74" draw:text-style-name="P84"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5" draw:text-style-name="P84"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2"><text:span text:style-name="T12"><draw:g text:anchor-type="as-char" svg:y="-0.1445in" draw:z-index="79" draw:style-name="gr1"><svg:title>TexMaths</svg:title><svg:desc>14§display§t_B=\text{elof}\left(I\right)\ \ |\ \ \varphi \left(t_B\right)=x_B§svg§600§FALSE§</svg:desc><draw:g draw:style-name="gr2"><draw:path draw:style-name="gr136" draw:text-style-name="P83" svg:width="2.3594in" svg:height="0.1724in" svg:x="0.0059in" svg:y="0.0098in" svg:viewBox="0 0 5994 439" svg:d="M2999 439c-1000 0-1999 0-2999 0 0-147 0-292 0-439 1998 0 3997 0 5994 0 0 147 0 292 0 439-998 0-1997 0-2995 0z"><text:p/></draw:path><draw:path draw:style-name="gr13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8" draw:text-style-name="P84"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9" draw:text-style-name="P84"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40" draw:text-style-name="P84"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41" draw:text-style-name="P84"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42" draw:text-style-name="P84"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43" draw:text-style-name="P84"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4" draw:text-style-name="P84" svg:width="0.0441in" svg:height="0.1925in" svg:x="0.8051in" svg:y="0.0004in" svg:viewBox="0 0 113 490" svg:d="M113 484c0-1 0-1-8-10-62-63-77-155-77-229 0-86 18-171 80-231 5-7 5-7 5-8 0-5-1-6-4-6-5 0-49 34-78 97-25 53-31 107-31 148 0 38 6 96 32 152 30 60 72 93 77 93 3 0 4-2 4-6z"><text:p/></draw:path><draw:path draw:style-name="gr145" draw:text-style-name="P84"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6" draw:text-style-name="P84" svg:width="0.0441in" svg:height="0.1925in" svg:x="0.9724in" svg:y="0.0004in" svg:viewBox="0 0 113 490" svg:d="M113 245c0-38-5-97-32-153-29-60-71-92-77-92-3 0-4 3-4 6 0 1 0 1 8 11 49 47 77 126 77 228 0 82-18 169-79 231-6 7-6 7-6 8 0 3 1 6 4 6 6 0 49-34 79-97 25-53 30-108 30-148z"><text:p/></draw:path><draw:path draw:style-name="gr147" draw:text-style-name="P84" svg:width="0.0075in" svg:height="0.1925in" svg:x="1.2205in" svg:y="0.0004in" svg:viewBox="0 0 20 490" svg:d="M20 18c0-8 0-18-10-18s-10 10-10 18c0 151 0 302 0 453 0 9 0 19 10 19s10-10 10-19c0-151 0-302 0-453z"><text:p/></draw:path><draw:path draw:style-name="gr148" draw:text-style-name="P84"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9" draw:text-style-name="P84" svg:width="0.0449in" svg:height="0.1925in" svg:x="1.5583in" svg:y="0.0004in" svg:viewBox="0 0 115 490" svg:d="M115 484c0-1 0-1-9-10-61-63-77-155-77-229 0-86 19-171 79-231 7-7 7-7 7-8 0-5-3-6-6-6-4 0-49 34-78 97-25 53-31 107-31 148 0 38 6 96 32 152 31 60 73 93 77 93 3 0 6-2 6-6z"><text:p/></draw:path><draw:path draw:style-name="gr150" draw:text-style-name="P84"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51" draw:text-style-name="P84"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52" draw:text-style-name="P84" svg:width="0.0441in" svg:height="0.1925in" svg:x="1.8291in" svg:y="0.0004in" svg:viewBox="0 0 113 490" svg:d="M113 245c0-38-4-97-32-153-29-60-71-92-77-92-3 0-4 3-4 6 0 1 0 1 10 11 47 47 75 126 75 228 0 82-18 169-79 231-6 7-6 7-6 8 0 3 1 6 4 6 6 0 51-34 79-97 25-53 30-108 30-148z"><text:p/></draw:path><draw:path draw:style-name="gr153" draw:text-style-name="P84"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54" draw:text-style-name="P84"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55" draw:text-style-name="P84"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72"><text:span text:style-name="T12"><draw:g text:anchor-type="as-char" svg:y="-0.0866in" draw:z-index="77" draw:style-name="gr1"><svg:title>TexMaths</svg:title><svg:desc>14§display§\varphi§svg§600§FALSE§</svg:desc><draw:g draw:style-name="gr2"><draw:path draw:style-name="gr176" draw:text-style-name="P83" svg:width="0.0988in" svg:height="0.1067in" svg:x="0.0004in" svg:y="0.0102in" svg:viewBox="0 0 252 272" svg:d="M0 0c84 0 168 0 252 0 0 91 0 181 0 272-84 0-168 0-252 0 0-91 0-181 0-272z"><text:p/></draw:path><draw:path draw:style-name="gr177"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5">bijective</text:span><text:span text:style-name="T12"> sur </text:span><draw:g text:anchor-type="as-char" svg:y="-0.1445in" draw:z-index="66" draw:name="Shape27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p text:style-name="P76"/></text:list-item><text:list-item><text:p text:style-name="P55"><draw:g text:anchor-type="as-char" svg:y="-0.0866in" draw:z-index="80" draw:style-name="gr1"><svg:title>TexMaths</svg:title><svg:desc>14§display§\varphi§svg§600§FALSE§</svg:desc><draw:g draw:style-name="gr2"><draw:path draw:style-name="gr134" draw:text-style-name="P83" svg:width="0.0988in" svg:height="0.1067in" svg:x="0.0004in" svg:y="0.0102in" svg:viewBox="0 0 252 272" svg:d="M0 0c84 0 168 0 252 0 0 91 0 181 0 272-84 0-168 0-252 0 0-91 0-181 0-272z"><text:p/></draw:path><draw:path draw:style-name="gr135"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7">dérivable</text:span><text:span text:style-name="T37"> sur </text:span><draw:g text:anchor-type="as-char" svg:y="-0.1445in" draw:z-index="81" draw:name="Shape27_1"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8">la fonction dérivée de <draw:g text:anchor-type="as-char" svg:y="-0.0866in" draw:z-index="82" draw:style-name="gr1"><svg:title>TexMaths</svg:title><svg:desc>14§display§\varphi§svg§600§FALSE§</svg:desc><draw:g draw:style-name="gr2"><draw:path draw:style-name="gr129" draw:text-style-name="P83" svg:width="0.0988in" svg:height="0.1067in" svg:x="0.0004in" svg:y="0.0102in" svg:viewBox="0 0 252 272" svg:d="M0 0c84 0 168 0 252 0 0 91 0 181 0 272-84 0-168 0-252 0 0-91 0-181 0-272z"><text:p/></draw:path><draw:path draw:style-name="gr130"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68" draw:name="Shape30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69" draw:name="Shape28_0"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70" draw:name="Shape31_0"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7">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90" draw:text-style-name="P83" svg:width="4.0728in" svg:height="0.1724in" svg:x="0.0047in" svg:y="0.0098in" svg:viewBox="0 0 10346 439" svg:d="M5174 439c-1725 0-3449 0-5174 0 0-147 0-292 0-439 3449 0 6897 0 10346 0 0 147 0 292 0 439-1724 0-3449 0-5172 0z"><text:p/></draw:path><draw:path draw:style-name="gr91" draw:text-style-name="P84"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2" draw:text-style-name="P84"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3" draw:text-style-name="P84"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4" draw:text-style-name="P84"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95" draw:text-style-name="P84"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6" draw:text-style-name="P84"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7" draw:text-style-name="P84"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8" draw:text-style-name="P84"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9" draw:text-style-name="P84"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0" draw:text-style-name="P84"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01" draw:text-style-name="P84"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2" draw:text-style-name="P84"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03" draw:text-style-name="P84"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04" draw:text-style-name="P84"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05" draw:text-style-name="P84"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106" draw:text-style-name="P84"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07" draw:text-style-name="P84"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8" draw:text-style-name="P84"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9" draw:text-style-name="P84"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10" draw:text-style-name="P84"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11" draw:text-style-name="P84"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12" draw:text-style-name="P84"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13" draw:text-style-name="P84"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14" draw:text-style-name="P84" svg:width="0.022in" svg:height="0.0575in" svg:x="2.3413in" svg:y="0.1244in" svg:viewBox="0 0 57 147" svg:d="M57 52c0-32-12-52-30-52-17 0-27 13-27 27 0 12 10 25 27 25 5 0 11-2 16-6 2-1 2-1 3-1 0 3 0 0 0 7 0 36-17 66-33 81-5 6-5 7-5 8 0 3 2 6 5 6 5 0 44-38 44-95z"><text:p/></draw:path><draw:path draw:style-name="gr115" draw:text-style-name="P84"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16" draw:text-style-name="P84"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17" draw:text-style-name="P84"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8" draw:text-style-name="P84"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9" draw:text-style-name="P84"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20" draw:text-style-name="P84"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1" draw:text-style-name="P84"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2" draw:text-style-name="P84"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3" draw:text-style-name="P84"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4" draw:text-style-name="P84"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5" draw:text-style-name="P84"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6" draw:text-style-name="P84" svg:width="0.0449in" svg:height="0.1925in" svg:x="3.9055in" svg:y="0.0004in" svg:viewBox="0 0 115 490" svg:d="M115 484c0-1 0-1-9-10-61-63-77-155-77-229 0-86 19-171 79-231 7-7 7-7 7-8 0-5-2-6-6-6s-49 34-77 97c-25 53-32 107-32 148 0 38 6 96 34 152 29 60 71 93 75 93s6-2 6-6z"><text:p/></draw:path><draw:path draw:style-name="gr127" draw:text-style-name="P84"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8" draw:text-style-name="P84"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8"><draw:g text:anchor-type="as-char" svg:y="-0.3457in" draw:z-index="85" draw:style-name="gr1"><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3" draw:text-style-name="P83" svg:width="6.0862in" svg:height="0.5362in" svg:x="0.0004in" svg:y="0.0098in" svg:viewBox="0 0 15460 1363" svg:d="M7731 1363c-2578 0-5155 0-7731 0 0-454 0-909 0-1363 5153 0 10307 0 15460 0 0 454 0 909 0 1363-2576 0-5153 0-7729 0z"><text:p/></draw:path><draw:path draw:style-name="gr4" draw:text-style-name="P84" svg:width="0.1598in" svg:height="0.4295in" svg:x="0.0012in" svg:y="0.0831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5" draw:text-style-name="P84" svg:width="0.0673in" svg:height="0.0606in" svg:x="0.1776in" svg:y="0.0717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 draw:text-style-name="P84"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7" draw:text-style-name="P84" svg:width="0.0673in" svg:height="0.0606in" svg:x="0.0972in" svg:y="0.463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8" draw:text-style-name="P84"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9" draw:text-style-name="P84" svg:width="0.0673in" svg:height="0.0606in" svg:x="0.2902in" svg:y="0.463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0" draw:text-style-name="P84"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1" draw:text-style-name="P84"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2" draw:text-style-name="P84" svg:width="0.0413in" svg:height="0.1933in" svg:x="0.6642in" svg:y="0.2016in" svg:viewBox="0 0 106 492" svg:d="M106 487c0-1 0-2-7-11-57-61-73-155-73-230 0-85 18-172 75-232 5-7 5-7 5-8 0-5-2-6-4-6-5 0-46 34-73 97-24 53-29 107-29 149 0 38 5 97 30 153 27 60 67 93 72 93 2 0 4-2 4-5z"><text:p/></draw:path><draw:path draw:style-name="gr13" draw:text-style-name="P84"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4" draw:text-style-name="P84" svg:width="0.0413in" svg:height="0.1933in" svg:x="0.8299in" svg:y="0.2016in" svg:viewBox="0 0 106 492" svg:d="M106 246c0-39-5-98-30-154-28-60-67-92-72-92-3 0-4 1-4 6 0 1 0 1 8 11 46 47 72 126 72 229 0 84-17 170-75 233-5 6-5 7-5 8 0 3 1 5 4 5 5 0 46-34 73-96 24-54 29-109 29-150z"><text:p/></draw:path><draw:path draw:style-name="gr15" draw:text-style-name="P84" svg:width="0.0886in" svg:height="0.1358in" svg:x="0.9264in" svg:y="0.2126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6" draw:text-style-name="P84"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7" draw:text-style-name="P84"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18" draw:text-style-name="P84" svg:width="0.1598in" svg:height="0.4295in" svg:x="1.3744in" svg:y="0.0831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9" draw:text-style-name="P84" svg:width="0.0669in" svg:height="0.0606in" svg:x="1.5512in" svg:y="0.0717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20" draw:text-style-name="P84"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21" draw:text-style-name="P84" svg:width="0.0669in" svg:height="0.0606in" svg:x="1.4713in" svg:y="0.463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22" draw:text-style-name="P84"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23" draw:text-style-name="P84" svg:width="0.0669in" svg:height="0.0606in" svg:x="1.6638in" svg:y="0.463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24" draw:text-style-name="P84"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25" draw:text-style-name="P84"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26" draw:text-style-name="P84" svg:width="0.0417in" svg:height="0.1933in" svg:x="2.0374in" svg:y="0.2016in" svg:viewBox="0 0 107 492" svg:d="M107 487c0-1 0-2-8-11-57-61-72-155-72-230 0-85 17-172 74-232 6-7 6-7 6-8 0-5-3-6-5-6-4 0-46 34-73 97-22 53-29 107-29 149 0 38 5 97 31 153 28 60 67 93 71 93 2 0 5-2 5-5z"><text:p/></draw:path><draw:path draw:style-name="gr27" draw:text-style-name="P84"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28" draw:text-style-name="P84" svg:width="0.0417in" svg:height="0.1933in" svg:x="2.2559in" svg:y="0.2016in" svg:viewBox="0 0 107 492" svg:d="M107 487c0-1 0-2-8-11-57-61-72-155-72-230 0-85 17-172 74-232 6-7 6-7 6-8 0-5-1-6-5-6s-46 34-72 97c-23 53-30 107-30 149 0 38 5 97 31 153 28 60 67 93 71 93s5-2 5-5z"><text:p/></draw:path><draw:path draw:style-name="gr29" draw:text-style-name="P84"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30" draw:text-style-name="P84" svg:width="0.0417in" svg:height="0.1933in" svg:x="2.3839in" svg:y="0.2016in" svg:viewBox="0 0 107 492" svg:d="M107 246c0-39-5-98-30-154-27-60-68-92-72-92-2 0-5 1-5 6 0 1 0 1 9 11 45 47 71 126 71 229 0 84-17 170-73 233-7 6-7 7-7 8 0 3 3 5 5 5 4 0 46-34 73-96 24-54 29-109 29-150z"><text:p/></draw:path><draw:path draw:style-name="gr31" draw:text-style-name="P84" svg:width="0.0413in" svg:height="0.1933in" svg:x="2.4543in" svg:y="0.2016in" svg:viewBox="0 0 106 492" svg:d="M106 246c0-39-4-98-30-154-28-60-67-92-72-92-3 0-4 1-4 6 0 1 0 1 9 11 45 47 71 126 71 229 0 84-17 170-75 233-5 6-5 7-5 8 0 3 1 5 4 5 5 0 47-34 73-96 24-54 29-109 29-150z"><text:p/></draw:path><draw:path draw:style-name="gr32" draw:text-style-name="P84" svg:width="0.0185in" svg:height="0.0201in" svg:x="2.5697in" svg:y="0.2874in" svg:viewBox="0 0 48 52" svg:d="M48 27c0-16-10-27-23-27-15 0-25 11-25 27 0 14 10 25 25 25 13 0 23-11 23-25z"><text:p/></draw:path><draw:path draw:style-name="gr33" draw:text-style-name="P84" svg:width="0.089in" svg:height="0.1358in" svg:x="2.6504in" svg:y="0.2126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34" draw:text-style-name="P84" svg:width="0.0413in" svg:height="0.1933in" svg:x="2.7929in" svg:y="0.2016in" svg:viewBox="0 0 106 492" svg:d="M106 487c0-1 0-2-7-11-57-61-73-155-73-230 0-85 18-172 75-232 5-7 5-7 5-8 0-5-2-6-4-6-5 0-46 34-73 97-24 53-29 107-29 149 0 38 5 97 30 153 27 60 67 93 72 93 2 0 4-2 4-5z"><text:p/></draw:path><draw:path draw:style-name="gr35" draw:text-style-name="P84"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36" draw:text-style-name="P84" svg:width="0.0413in" svg:height="0.1933in" svg:x="2.974in" svg:y="0.2016in" svg:viewBox="0 0 106 492" svg:d="M106 246c0-39-5-98-30-154-28-60-67-92-72-92-3 0-4 1-4 6 0 1 0 1 8 11 46 47 72 126 72 229 0 84-17 170-75 233-5 6-5 7-5 8 0 3 1 5 4 5 5 0 46-34 73-96 24-54 29-109 29-150z"><text:p/></draw:path><draw:path draw:style-name="gr37" draw:text-style-name="P84" svg:width="0.0413in" svg:height="0.1933in" svg:x="3.0815in" svg:y="0.2016in" svg:viewBox="0 0 106 492" svg:d="M106 487c0-1 0-2-8-11-58-61-72-155-72-230 0-85 18-172 75-232 5-7 5-7 5-8 0-5-2-6-4-6-5 0-46 34-73 97-24 53-29 107-29 149 0 38 5 97 30 153 27 60 67 93 72 93 2 0 4-2 4-5z"><text:p/></draw:path><draw:path draw:style-name="gr38" draw:text-style-name="P84"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39" draw:text-style-name="P84" svg:width="0.0413in" svg:height="0.1933in" svg:x="3.2094in" svg:y="0.2016in" svg:viewBox="0 0 106 492" svg:d="M106 246c0-39-5-98-30-154-28-60-67-92-72-92-3 0-4 1-4 6 0 1 0 1 8 11 46 47 72 126 72 229 0 84-17 170-75 233-5 6-5 7-5 8 0 3 1 5 4 5 5 0 46-34 73-96 24-54 29-109 29-150z"><text:p/></draw:path><draw:path draw:style-name="gr40" draw:text-style-name="P84"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41" draw:text-style-name="P84" svg:width="0.1598in" svg:height="0.4295in" svg:x="3.5201in" svg:y="0.0831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42" draw:text-style-name="P84" svg:width="0.0244in" svg:height="0.1933in" svg:x="3.7122in" svg:y="0in" svg:viewBox="0 0 63 492" svg:d="M63 492c0-7 0-14 0-20-15 0-30 0-45 0 0-151 0-301 0-452 15 0 30 0 45 0 0-7 0-13 0-20-21 0-42 0-63 0 0 164 0 328 0 492 21 0 42 0 63 0z"><text:p/></draw:path><draw:path draw:style-name="gr43" draw:text-style-name="P84"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44" draw:text-style-name="P84"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45" draw:text-style-name="P84"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46" draw:text-style-name="P84" svg:width="0.0787in" svg:height="0.0882in" svg:x="3.9815in" svg:y="0.0717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47" draw:text-style-name="P84" svg:width="0.0685in" svg:height="0.0051in" svg:x="4.0823in" svg:y="0.0457in" svg:viewBox="0 0 175 14" svg:d="M165 14c3 0 10 0 10-7s-7-7-10-7c-53 0-104 0-156 0-4 0-9 0-9 7s5 7 9 7c52 0 103 0 156 0z"><text:p/></draw:path><draw:path draw:style-name="gr48" draw:text-style-name="P84"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49" draw:text-style-name="P84" svg:width="0.0327in" svg:height="0.1346in" svg:x="4.2504in" svg:y="0.0291in" svg:viewBox="0 0 84 343" svg:d="M77 0c-60 46-77 119-77 172 0 48 14 123 77 171 3 0 7 0 7-4 0-2-2-2-3-4-43-42-59-100-59-163 0-94 33-138 59-164 1-1 3-2 3-4 0-4-4-4-7-4z"><text:p/></draw:path><draw:path draw:style-name="gr50" draw:text-style-name="P84" svg:width="0.0669in" svg:height="0.0606in" svg:x="4.2988in" svg:y="0.0717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51" draw:text-style-name="P84"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52" draw:text-style-name="P84" svg:width="0.0319in" svg:height="0.1346in" svg:x="4.4906in" svg:y="0.0291in" svg:viewBox="0 0 82 343" svg:d="M5 0c-1 0-5 0-5 4 0 2 0 3 3 6 27 26 58 73 58 162 0 72-21 126-56 160-5 5-5 4-5 7 0 1 0 4 4 4s34-22 55-64c14-30 23-66 23-107 0-49-13-124-77-172z"><text:p/></draw:path><draw:path draw:style-name="gr53" draw:text-style-name="P84" svg:width="0.0244in" svg:height="0.1933in" svg:x="4.5421in" svg:y="0in" svg:viewBox="0 0 63 492" svg:d="M63 0c-21 0-42 0-63 0 0 7 0 13 0 20 14 0 30 0 44 0 0 151 0 301 0 452-14 0-30 0-44 0 0 6 0 13 0 20 21 0 42 0 63 0 0-164 0-328 0-492z"><text:p/></draw:path><draw:path draw:style-name="gr54" draw:text-style-name="P84"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55" draw:text-style-name="P84"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56" draw:text-style-name="P84" svg:width="0.0193in" svg:height="0.135in" svg:x="3.7929in" svg:y="0.4209in" svg:viewBox="0 0 50 344" svg:d="M50 344c0-5 0-11 0-16-12 0-23 0-34 0 0-104 0-208 0-311 11 0 22 0 34 0 0-6 0-11 0-17-17 0-33 0-50 0 0 115 0 230 0 344 17 0 33 0 50 0z"><text:p/></draw:path><draw:path draw:style-name="gr57" draw:text-style-name="P84"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58" draw:text-style-name="P84"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59" draw:text-style-name="P84"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60" draw:text-style-name="P84" svg:width="0.0787in" svg:height="0.0882in" svg:x="4.0937in" svg:y="0.463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1" draw:text-style-name="P84" svg:width="0.0685in" svg:height="0.0051in" svg:x="4.1945in" svg:y="0.4571in" svg:viewBox="0 0 175 14" svg:d="M165 14c3 0 10 0 10-7s-7-7-10-7c-51 0-104 0-155 0-3 0-10 0-10 7s7 7 10 7c51 0 104 0 155 0z"><text:p/></draw:path><draw:path draw:style-name="gr62" draw:text-style-name="P84"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63" draw:text-style-name="P84" svg:width="0.0327in" svg:height="0.135in" svg:x="4.363in" svg:y="0.4209in" svg:viewBox="0 0 84 344" svg:d="M77 0c-61 46-77 119-77 172 0 48 13 123 77 172 3 0 7 0 7-4 0-3-2-3-4-5-43-42-59-100-59-163 0-92 34-138 60-164 1-1 3-2 3-4 0-4-4-4-7-4z"><text:p/></draw:path><draw:path draw:style-name="gr64" draw:text-style-name="P84" svg:width="0.0673in" svg:height="0.0606in" svg:x="4.411in" svg:y="0.463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 draw:text-style-name="P84"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6" draw:text-style-name="P84" svg:width="0.0319in" svg:height="0.135in" svg:x="4.5984in" svg:y="0.4209in" svg:viewBox="0 0 82 344" svg:d="M5 0c-1 0-5 0-5 4 0 2 0 3 3 6 27 26 58 73 58 162 0 72-21 126-56 160-5 5-5 5-5 8 0 2 0 4 4 4s34-23 55-65c14-30 23-66 23-107 0-49-13-124-77-172z"><text:p/></draw:path><draw:path draw:style-name="gr67" draw:text-style-name="P84" svg:width="0.0193in" svg:height="0.135in" svg:x="4.65in" svg:y="0.4209in" svg:viewBox="0 0 50 344" svg:d="M50 0c-17 0-33 0-50 0 0 6 0 11 0 17 12 0 22 0 34 0 0 103 0 207 0 311-12 0-22 0-34 0 0 5 0 11 0 16 17 0 33 0 50 0 0-114 0-229 0-344z"><text:p/></draw:path><draw:path draw:style-name="gr68" draw:text-style-name="P84"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9" draw:text-style-name="P84" svg:width="0.0417in" svg:height="0.1933in" svg:x="4.8819in" svg:y="0.2016in" svg:viewBox="0 0 107 492" svg:d="M107 487c0-1 0-2-8-11-57-61-73-155-73-230 0-85 18-172 75-232 6-7 6-7 6-8 0-5-3-6-5-6-5 0-46 34-73 97-24 53-29 107-29 149 0 38 5 97 30 153 27 60 67 93 72 93 2 0 5-2 5-5z"><text:p/></draw:path><draw:path draw:style-name="gr70" draw:text-style-name="P84"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71" draw:text-style-name="P84" svg:width="0.0417in" svg:height="0.1933in" svg:x="5.1004in" svg:y="0.2016in" svg:viewBox="0 0 107 492" svg:d="M107 487c0-1 0-2-8-11-57-61-73-155-73-230 0-85 18-172 75-232 6-7 6-7 6-8 0-5-3-6-5-6-4 0-46 34-73 97-24 53-29 107-29 149 0 38 5 97 30 153 27 60 68 93 72 93 2 0 5-2 5-5z"><text:p/></draw:path><draw:path draw:style-name="gr72" draw:text-style-name="P84"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73" draw:text-style-name="P84" svg:width="0.0413in" svg:height="0.1933in" svg:x="5.2283in" svg:y="0.2016in" svg:viewBox="0 0 106 492" svg:d="M106 246c0-39-4-98-30-154-28-60-67-92-72-92-3 0-4 1-4 6 0 1 0 1 9 11 45 47 71 126 71 229 0 84-17 170-75 233-5 6-5 7-5 8 0 3 1 5 4 5 5 0 47-34 73-96 24-54 29-109 29-150z"><text:p/></draw:path><draw:path draw:style-name="gr74" draw:text-style-name="P84" svg:width="0.0413in" svg:height="0.1933in" svg:x="5.2988in" svg:y="0.2016in" svg:viewBox="0 0 106 492" svg:d="M106 246c0-39-5-98-30-154-28-60-67-92-72-92-3 0-4 1-4 6 0 1 0 1 8 11 46 47 72 126 72 229 0 84-17 170-75 233-5 6-5 7-5 8 0 3 1 5 4 5 5 0 46-34 73-96 24-54 29-109 29-150z"><text:p/></draw:path><draw:path draw:style-name="gr75" draw:text-style-name="P84" svg:width="0.0185in" svg:height="0.0201in" svg:x="5.4146in" svg:y="0.2874in" svg:viewBox="0 0 48 52" svg:d="M48 27c0-16-11-27-24-27-14 0-24 11-24 27 0 14 10 25 24 25 13 0 24-11 24-25z"><text:p/></draw:path><draw:path draw:style-name="gr76" draw:text-style-name="P84" svg:width="0.0886in" svg:height="0.1358in" svg:x="5.4953in" svg:y="0.2126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77" draw:text-style-name="P84" svg:width="0.0413in" svg:height="0.1933in" svg:x="5.6378in" svg:y="0.2016in" svg:viewBox="0 0 106 492" svg:d="M106 487c0-1 0-2-8-11-58-61-72-155-72-230 0-85 17-172 75-232 5-7 5-7 5-8 0-5-2-6-4-6-5 0-46 34-73 97-24 53-29 107-29 149 0 38 4 97 30 153 27 60 67 93 72 93 2 0 4-2 4-5z"><text:p/></draw:path><draw:path draw:style-name="gr78" draw:text-style-name="P84"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79" draw:text-style-name="P84" svg:width="0.0417in" svg:height="0.1933in" svg:x="5.8181in" svg:y="0.2016in" svg:viewBox="0 0 107 492" svg:d="M107 246c0-39-5-98-30-154-27-60-68-92-72-92-2 0-5 1-5 6 0 1 0 1 9 11 46 47 72 126 72 229 0 84-17 170-74 233-7 6-7 7-7 8 0 3 3 5 5 5 4 0 46-34 73-96 24-54 29-109 29-150z"><text:p/></draw:path><draw:path draw:style-name="gr80" draw:text-style-name="P84" svg:width="0.0417in" svg:height="0.1933in" svg:x="5.926in" svg:y="0.2016in" svg:viewBox="0 0 107 492" svg:d="M107 487c0-1 0-2-8-11-57-61-72-155-72-230 0-85 17-172 74-232 6-7 6-7 6-8 0-5-1-6-5-6s-46 34-72 97c-23 53-30 107-30 149 0 38 5 97 31 153 28 60 67 93 71 93s5-2 5-5z"><text:p/></draw:path><draw:path draw:style-name="gr81" draw:text-style-name="P84"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82" draw:text-style-name="P84" svg:width="0.0417in" svg:height="0.1933in" svg:x="6.0539in" svg:y="0.2016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6">Ensuite, il y a le corol</text:span><text:span text:style-name="T27">l</text:span><text:span text:style-name="T26">aire </text:span><text:span text:style-name="T27">(cette fois-ci on cherche à partir d’une intégrale packée pour l’expand </text:span><text:span text:style-name="T28">en posant </text:span><text:span text:style-name="T28"><draw:g text:anchor-type="as-char" svg:y="-0.1445in" draw:z-index="84" draw:style-name="gr1"><svg:title>TexMaths</svg:title><svg:desc>14§display§x=g\left(u\right)§svg§600§FALSE§</svg:desc><draw:g draw:style-name="gr2"><draw:path draw:style-name="gr83" draw:text-style-name="P83" svg:width="0.7217in" svg:height="0.1724in" svg:x="0.0047in" svg:y="0.0098in" svg:viewBox="0 0 1834 439" svg:d="M919 439c-307 0-612 0-919 0 0-147 0-292 0-439 612 0 1222 0 1834 0 0 147 0 292 0 439-305 0-610 0-915 0z"><text:p/></draw:path><draw:path draw:style-name="gr84" draw:text-style-name="P84"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85"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86" draw:text-style-name="P84"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87" draw:text-style-name="P84" svg:width="0.0449in" svg:height="0.1925in" svg:x="0.5134in" svg:y="0.0004in" svg:viewBox="0 0 115 490" svg:d="M115 484c0-1 0-1-9-10-61-63-77-155-77-229 0-86 19-171 79-231 7-7 7-7 7-8 0-5-2-6-6-6s-49 34-77 97c-25 53-32 107-32 148 0 38 6 96 34 152 29 60 71 93 75 93s6-2 6-6z"><text:p/></draw:path><draw:path draw:style-name="gr88" draw:text-style-name="P84"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89" draw:text-style-name="P84"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8"><text:s/></text:span><text:span text:style-name="T27">)</text:span><text:span text:style-name="T25">:</text:span></text:p>
      <text:p text:style-name="P60"><text:s/></text:p>
      <text:p text:style-name="P60"/>
      <text:p text:style-name="P59"/>
      <text:p text:style-name="P59"/>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6"/>
      <text:p text:style-name="P16"/>
      <text:p text:style-name="P65"><text:span text:style-name="T29">⇒ le truc particulier ici est que la fonction expand a besoin d’être </text:span><text:span text:style-name="T31">bijective</text:span><text:span text:style-name="T29">.</text:span></text:p>
      <text:p text:style-name="P70">Remarque importante, dans la mécanique classique, toutes les grandeurs sont des fonctions du temps et à chaque instant ne correspond qu’une seule <text:span text:style-name="T47">valeur de la </text:span>grandeur, donc le passage d’un temps à une <text:span text:style-name="T47">valeur de la </text:span>grandeur ne posera jamais problème <text:span text:style-name="T47">dans ce cas. L’inverse n’est pas vrai.</text:span></text:p>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31"><svg:title>TexMaths</svg:title><svg:desc>14§display§\text{W}_1=\int _{t=t_A}^{t_B}\text{d}z=\int _{z=z_A}^{z_B}\text{d}z=\left(z_B-z_A\right)§svg§600§FALSE§</svg:desc><draw:g draw:style-name="gr2"><draw:path draw:style-name="gr132" draw:text-style-name="P83" svg:width="3.2878in" svg:height="0.4752in" svg:x="0.0059in" svg:y="0.0102in" svg:viewBox="0 0 8352 1208" svg:d="M0 0c2784 0 5569 0 8352 0 0 403 0 805 0 1208-2783 0-5568 0-8352 0 0-403 0-805 0-1208z"><text:p/></draw:path><draw:path draw:style-name="gr133" draw:text-style-name="P8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33" draw:text-style-name="P84"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33" draw:text-style-name="P84"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33" draw:text-style-name="P84"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33" draw:text-style-name="P84"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33" draw:text-style-name="P84"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33" draw:text-style-name="P84"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33" draw:text-style-name="P84"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33" draw:text-style-name="P84"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33" draw:text-style-name="P84"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33" draw:text-style-name="P84"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33" draw:text-style-name="P84"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33" draw:text-style-name="P84"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33" draw:text-style-name="P84"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33" draw:text-style-name="P84"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33" draw:text-style-name="P84"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33" draw:text-style-name="P84"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33" draw:text-style-name="P84"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33" draw:text-style-name="P84"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33" draw:text-style-name="P84"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33" draw:text-style-name="P84" svg:width="0.0441in" svg:height="0.1937in" svg:x="2.5161in" svg:y="0.1547in" svg:viewBox="0 0 113 493" svg:d="M113 487c0-1 0-3-8-11-62-62-77-154-77-230 0-85 18-170 78-232 7-6 7-7 7-8 0-5-1-6-4-6-5 0-50 34-78 97-25 54-31 107-31 149 0 38 4 98 32 154 30 61 72 93 77 93 3 0 4-3 4-6z"><text:p/></draw:path><draw:path draw:style-name="gr133" draw:text-style-name="P84"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33" draw:text-style-name="P84"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33" draw:text-style-name="P84" svg:width="0.1181in" svg:height="0.0075in" svg:x="2.8547in" svg:y="0.2484in" svg:viewBox="0 0 301 20" svg:d="M283 20c8 0 18 0 18-10s-10-10-18-10c-88 0-178 0-266 0-9 0-17 0-17 10s8 10 17 10c88 0 178 0 266 0z"><text:p/></draw:path><draw:path draw:style-name="gr133" draw:text-style-name="P84"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33" draw:text-style-name="P84"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33" draw:text-style-name="P84"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31"><svg:title>TexMaths</svg:title><svg:desc>14§display§\text{W}_1=\int _{t=t_A}^{t_B}\text{d}\left(f_z\left(t\right)\right)§svg§600§FALSE§</svg:desc><draw:g draw:style-name="gr2"><draw:path draw:style-name="gr132" draw:text-style-name="P83" svg:width="1.7268in" svg:height="0.4756in" svg:x="0.0055in" svg:y="0.0102in" svg:viewBox="0 0 4387 1209" svg:d="M2195 1209c-732 0-1463 0-2195 0 0-404 0-806 0-1209 1463 0 2924 0 4387 0 0 403 0 805 0 1209-730 0-1461 0-2192 0z"><text:p/></draw:path><draw:path draw:style-name="gr133" draw:text-style-name="P8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33" draw:text-style-name="P84"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33" draw:text-style-name="P84"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33" draw:text-style-name="P84"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33" draw:text-style-name="P84"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33" draw:text-style-name="P84"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33" draw:text-style-name="P84"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33" draw:text-style-name="P84"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33" draw:text-style-name="P84" svg:width="0.0441in" svg:height="0.1933in" svg:x="1.1937in" svg:y="0.1551in" svg:viewBox="0 0 113 492" svg:d="M113 487c0-1 0-2-8-11-62-61-77-154-77-229 0-86 20-171 80-233 5-6 5-7 5-8 0-3-1-6-4-6-5 0-49 34-78 97-25 54-31 108-31 150 0 37 6 98 32 152 30 62 72 93 77 93 3 0 4-2 4-5z"><text:p/></draw:path><draw:path draw:style-name="gr133" draw:text-style-name="P84"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33" draw:text-style-name="P84"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33" draw:text-style-name="P84" svg:width="0.0441in" svg:height="0.1933in" svg:x="1.4854in" svg:y="0.1551in" svg:viewBox="0 0 113 492" svg:d="M113 487c0-1 0-2-8-11-62-61-77-154-77-229 0-86 20-171 80-233 5-6 5-7 5-8 0-3-1-6-4-6-5 0-49 34-78 97-25 54-31 108-31 150 0 37 6 98 32 152 30 62 72 93 77 93 3 0 4-2 4-5z"><text:p/></draw:path><draw:path draw:style-name="gr133" draw:text-style-name="P84"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33" draw:text-style-name="P84" svg:width="0.0441in" svg:height="0.1933in" svg:x="1.6224in" svg:y="0.1551in" svg:viewBox="0 0 113 492" svg:d="M113 247c0-38-5-99-32-155-29-60-71-92-77-92-3 0-4 3-4 6 0 1 0 2 8 11 49 49 77 127 77 230 0 84-18 170-79 232-6 6-6 7-6 8 0 3 1 5 4 5 6 0 49-33 79-96 25-54 30-109 30-149z"><text:p/></draw:path><draw:path draw:style-name="gr133" draw:text-style-name="P84"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8">(ce qui est évidemment égal à </text:span><text:span text:style-name="T38"><draw:g text:anchor-type="as-char" svg:y="-0.1445in" draw:z-index="20" draw:name="Shape35" draw:style-name="gr131"><svg:title>TexMaths</svg:title><svg:desc>14§display§f_z\left(t_B\right)-f_z\left(t_A\right)§svg§600§FALSE§</svg:desc><draw:g draw:style-name="gr2"><draw:path draw:style-name="gr132" draw:text-style-name="P83" svg:width="1.3295in" svg:height="0.1724in" svg:x="-0.0004in" svg:y="0.0091in" svg:viewBox="0 0 3378 439" svg:d="M1690 439c-565 0-1127 0-1690 0 0-147 0-292 0-439 1125 0 2252 0 3378 0 0 147 0 292 0 439-563 0-1126 0-1688 0z"><text:p/></draw:path><draw:path draw:style-name="gr133" draw:text-style-name="P84"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33" draw:text-style-name="P84"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33" draw:text-style-name="P84" svg:width="0.0449in" svg:height="0.1925in" svg:x="0.2248in" svg:y="-0.0004in" svg:viewBox="0 0 115 490" svg:d="M115 484c0-1 0-1-9-10-61-63-77-155-77-229 0-86 19-171 79-231 7-7 7-7 7-8 0-5-3-6-6-6-4 0-49 34-78 97-24 53-31 107-31 148 0 38 6 96 34 152 29 60 71 93 75 93 3 0 6-2 6-6z"><text:p/></draw:path><draw:path draw:style-name="gr133" draw:text-style-name="P84"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33" draw:text-style-name="P84"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33" draw:text-style-name="P84" svg:width="0.0441in" svg:height="0.1925in" svg:x="0.4957in" svg:y="-0.0004in" svg:viewBox="0 0 113 490" svg:d="M113 245c0-38-5-97-32-153-29-60-71-92-77-92-3 0-4 3-4 6 0 1 0 1 8 11 49 47 77 126 77 228 0 82-18 169-79 231-6 7-6 7-6 8 0 3 1 6 4 6 6 0 49-34 79-97 25-53 30-108 30-148z"><text:p/></draw:path><draw:path draw:style-name="gr133" draw:text-style-name="P84" svg:width="0.1177in" svg:height="0.0079in" svg:x="0.6189in" svg:y="0.0921in" svg:viewBox="0 0 300 21" svg:d="M283 21c8 0 17-1 17-11s-9-10-17-10c-88 0-178 0-266 0-9 0-17 0-17 10s8 11 17 11c88 0 178 0 266 0z"><text:p/></draw:path><draw:path draw:style-name="gr133" draw:text-style-name="P84"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33" draw:text-style-name="P84"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33" draw:text-style-name="P84" svg:width="0.0441in" svg:height="0.1925in" svg:x="1.0311in" svg:y="-0.0004in" svg:viewBox="0 0 113 490" svg:d="M113 484c0-1 0-1-8-10-62-63-77-155-77-229 0-86 20-171 80-231 5-7 5-7 5-8 0-5-1-6-4-6-5 0-49 34-78 97-25 53-31 107-31 148 0 38 6 96 32 152 30 60 72 93 77 93 3 0 4-2 4-6z"><text:p/></draw:path><draw:path draw:style-name="gr133" draw:text-style-name="P84"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8">, mais c’est pour comprendre la logique du truc)</text:span>.<text:line-break/></text:p>
      <text:p text:style-name="P35"><text:span text:style-name="T33">Et du coup, par changement de variable </text:span><text:span text:style-name="T34">posé</text:span><text:span text:style-name="T33"> en arrière-plan </text:span><text:span text:style-name="T33"><draw:g text:anchor-type="as-char" svg:y="-0.1445in" draw:z-index="22" draw:name="Shape36" draw:style-name="gr131"><svg:title>TexMaths</svg:title><svg:desc>14§display§V_z=f_z\left(t\right)§svg§600§FALSE§</svg:desc><draw:g draw:style-name="gr2"><draw:path draw:style-name="gr132" draw:text-style-name="P83" svg:width="0.8571in" svg:height="0.172in" svg:x="-0.0004in" svg:y="0.0098in" svg:viewBox="0 0 2178 438" svg:d="M0 0c726 0 1452 0 2178 0 0 145 0 292 0 438-726 0-1452 0-2178 0 0-146 0-293 0-438z"><text:p/></draw:path><draw:path draw:style-name="gr133" draw:text-style-name="P84"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33" draw:text-style-name="P84"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33" draw:text-style-name="P84"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33" draw:text-style-name="P84"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33" draw:text-style-name="P84"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33" draw:text-style-name="P84" svg:width="0.0441in" svg:height="0.1917in" svg:x="0.685in" svg:y="0in" svg:viewBox="0 0 113 488" svg:d="M113 483c0-2 0-2-8-10-60-62-77-154-77-228 0-86 20-171 80-232 5-6 5-6 5-9s-1-4-4-4c-5 0-49 34-78 95-25 55-31 109-31 150 0 36 6 96 32 151 30 60 72 92 77 92 3 0 4-1 4-5z"><text:p/></draw:path><draw:path draw:style-name="gr133" draw:text-style-name="P84"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33" draw:text-style-name="P84" svg:width="0.0441in" svg:height="0.1917in" svg:x="0.822in" svg:y="0in" svg:viewBox="0 0 113 488" svg:d="M113 245c0-38-5-98-32-153-29-60-71-92-77-92-3 0-4 1-4 4s0 3 8 13c49 47 77 126 77 228 0 82-18 168-79 231-6 5-6 5-6 7 0 4 1 5 4 5 6 0 49-33 79-95 25-54 30-109 30-148z"><text:p/></draw:path></draw:g></draw:g></text:span><text:span text:style-name="T33">, on a</text:span></text:p>
      <text:p text:style-name="P34"><draw:g text:anchor-type="as-char" svg:y="-0.3165in" draw:z-index="23" draw:name="Shape37" draw:style-name="gr131"><svg:title>TexMaths</svg:title><svg:desc>14§display§\text{W}_1=\int _{t=t_A}^{t_B}\text{d}\left(f_z\left(t\right)\right)\ =\ \int _{V_z=f_z\left(t_A\right)}^{f_z\left(t_B\right)}dV_z=f_z\left(t_B\right)-f_z\left(t_A\right)§svg§600§FALSE§</svg:desc><draw:g draw:style-name="gr2"><draw:path draw:style-name="gr132" draw:text-style-name="P83" svg:width="4.9307in" svg:height="0.5067in" svg:x="0.0055in" svg:y="0.0102in" svg:viewBox="0 0 12525 1288" svg:d="M6263 1288c-2088 0-4176 0-6263 0 0-430 0-858 0-1288 4175 0 8351 0 12525 0 0 430 0 858 0 1288-2087 0-4174 0-6262 0z"><text:p/></draw:path><draw:path draw:style-name="gr133" draw:text-style-name="P8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33" draw:text-style-name="P84"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33" draw:text-style-name="P84"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33" draw:text-style-name="P84"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33" draw:text-style-name="P84"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33" draw:text-style-name="P84"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33" draw:text-style-name="P84"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33" draw:text-style-name="P84"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33" draw:text-style-name="P84"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33" draw:text-style-name="P84"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33" draw:text-style-name="P84" svg:width="0.0449in" svg:height="0.1933in" svg:x="1.1945in" svg:y="0.172in" svg:viewBox="0 0 115 492" svg:d="M115 487c0-1 0-2-9-11-61-61-77-154-77-230 0-85 19-170 79-232 7-6 7-7 7-8 0-5-3-6-6-6-4 0-49 34-78 97-25 53-31 107-31 149 0 38 6 98 32 153 30 62 73 93 77 93 3 0 6-2 6-5z"><text:p/></draw:path><draw:path draw:style-name="gr133" draw:text-style-name="P84"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33" draw:text-style-name="P84"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33" draw:text-style-name="P84" svg:width="0.0449in" svg:height="0.1933in" svg:x="1.4858in" svg:y="0.172in" svg:viewBox="0 0 115 492" svg:d="M115 487c0-1 0-2-9-11-61-61-77-154-77-230 0-85 19-170 79-232 7-6 7-7 7-8 0-5-3-6-6-6-4 0-49 34-78 97-24 53-31 107-31 149 0 38 6 98 34 153 29 62 71 93 75 93 3 0 6-2 6-5z"><text:p/></draw:path><draw:path draw:style-name="gr133" draw:text-style-name="P84"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33" draw:text-style-name="P84" svg:width="0.0449in" svg:height="0.1933in" svg:x="1.6232in" svg:y="0.172in" svg:viewBox="0 0 115 492" svg:d="M115 246c0-37-6-98-34-154-29-60-71-92-75-92-3 0-6 3-6 6 0 1 0 2 10 11 47 49 75 127 75 229 0 84-18 171-78 233-7 6-7 7-7 8 0 3 3 5 6 5 4 0 49-33 78-96 24-54 31-109 31-150z"><text:p/></draw:path><draw:path draw:style-name="gr133" draw:text-style-name="P84" svg:width="0.0441in" svg:height="0.1933in" svg:x="1.6988in" svg:y="0.172in" svg:viewBox="0 0 113 492" svg:d="M113 246c0-37-5-98-32-154-29-60-71-92-77-92-3 0-4 3-4 6 0 1 0 2 8 11 49 49 77 127 77 229 0 84-18 171-79 233-6 6-6 7-6 8 0 3 1 5 4 5 6 0 49-33 79-96 25-54 30-109 30-150z"><text:p/></draw:path><draw:path draw:style-name="gr133" draw:text-style-name="P84"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33" draw:text-style-name="P84"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33" draw:text-style-name="P84"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33" draw:text-style-name="P84"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33" draw:text-style-name="P84" svg:width="0.035in" svg:height="0.135in" svg:x="2.5146in" svg:y="0in" svg:viewBox="0 0 90 344" svg:d="M83 0c-66 46-83 119-83 172 0 49 14 123 83 172 2 0 7 0 7-4 0-3-2-3-3-5-46-41-63-100-63-163 0-92 35-138 63-164 1-1 3-2 3-4 0-4-5-4-7-4z"><text:p/></draw:path><draw:path draw:style-name="gr133" draw:text-style-name="P84"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33" draw:text-style-name="P84"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33" draw:text-style-name="P84" svg:width="0.035in" svg:height="0.135in" svg:x="2.7421in" svg:y="0in" svg:viewBox="0 0 90 344" svg:d="M7 0c-3 0-7 0-7 4 0 2 1 3 3 6 29 26 63 73 63 162 0 72-23 126-59 160-7 5-7 7-7 8 0 2 1 4 4 4 4 0 38-22 60-65 16-30 26-66 26-107 0-49-14-123-83-172z"><text:p/></draw:path><draw:path draw:style-name="gr133" draw:text-style-name="P84"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33" draw:text-style-name="P84"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33" draw:text-style-name="P84"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33" draw:text-style-name="P84"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33" draw:text-style-name="P84"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33" draw:text-style-name="P84" svg:width="0.035in" svg:height="0.135in" svg:x="2.7189in" svg:y="0.3917in" svg:viewBox="0 0 90 344" svg:d="M83 0c-66 46-83 119-83 172 0 49 14 123 83 172 2 0 7 0 7-4 0-3-2-3-5-5-46-41-63-100-63-163 0-92 37-138 65-164 1-1 3-2 3-4 0-4-5-4-7-4z"><text:p/></draw:path><draw:path draw:style-name="gr133" draw:text-style-name="P84"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33" draw:text-style-name="P84"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33" draw:text-style-name="P84" svg:width="0.035in" svg:height="0.135in" svg:x="2.9417in" svg:y="0.3917in" svg:viewBox="0 0 90 344" svg:d="M7 0c-3 0-7 0-7 4 0 2 1 3 4 6 30 26 62 73 62 162 0 72-23 126-59 160-6 5-7 7-7 8 0 2 1 4 6 4 2 0 36-22 58-65 16-30 26-66 26-107 0-49-14-123-83-172z"><text:p/></draw:path><draw:path draw:style-name="gr133" draw:text-style-name="P84"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33" draw:text-style-name="P84"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33" draw:text-style-name="P84"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33" draw:text-style-name="P84"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33" draw:text-style-name="P84"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33" draw:text-style-name="P84" svg:width="0.0449in" svg:height="0.1933in" svg:x="3.8311in" svg:y="0.172in" svg:viewBox="0 0 115 492" svg:d="M115 487c0-1 0-2-9-11-61-61-77-154-77-230 0-85 19-170 79-232 7-6 7-7 7-8 0-5-2-6-6-6s-49 34-77 97c-25 53-32 107-32 149 0 38 6 98 34 153 29 62 71 93 75 93s6-2 6-5z"><text:p/></draw:path><draw:path draw:style-name="gr133" draw:text-style-name="P84"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33" draw:text-style-name="P84"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33" draw:text-style-name="P84" svg:width="0.0449in" svg:height="0.1933in" svg:x="4.102in" svg:y="0.172in" svg:viewBox="0 0 115 492" svg:d="M115 246c0-37-6-98-34-154-29-60-71-92-75-92-3 0-6 3-6 6 0 1 0 2 10 11 47 49 75 127 75 229 0 84-18 171-78 233-7 6-7 7-7 8 0 3 3 5 6 5 4 0 49-33 78-96 24-54 31-109 31-150z"><text:p/></draw:path><draw:path draw:style-name="gr133" draw:text-style-name="P84" svg:width="0.1181in" svg:height="0.0075in" svg:x="4.2252in" svg:y="0.2661in" svg:viewBox="0 0 301 20" svg:d="M283 20c8 0 18 0 18-10s-10-10-18-10c-88 0-178 0-266 0-9 0-17 0-17 10s8 10 17 10c88 0 178 0 266 0z"><text:p/></draw:path><draw:path draw:style-name="gr133" draw:text-style-name="P84"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33" draw:text-style-name="P84"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33" draw:text-style-name="P84" svg:width="0.0441in" svg:height="0.1933in" svg:x="4.6386in" svg:y="0.172in" svg:viewBox="0 0 113 492" svg:d="M113 487c0-1 0-2-8-11-62-61-77-154-77-230 0-85 18-170 80-232 5-6 5-7 5-8 0-5-1-6-4-6-5 0-50 34-78 97-25 53-31 107-31 149 0 38 4 98 32 153 30 62 72 93 77 93 3 0 4-2 4-5z"><text:p/></draw:path><draw:path draw:style-name="gr133" draw:text-style-name="P84"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33" draw:text-style-name="P84"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33" draw:text-style-name="P84"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 la fonction <text:span text:style-name="T46">packer =</text:span> <draw:g text:anchor-type="as-char" svg:y="-0.2217in" draw:z-index="27" draw:name="Shape41" draw:style-name="gr131"><svg:title>TexMaths</svg:title><svg:desc>14§display§\text{f}^{\circ }\left(_{\ \ \ \ \ \ t\ \ \ \rightarrow \ \ \ 1}^{\left[t_A,\ t_B\right]\ \ \rightarrow \ \left\{1\right\}}\right)§svg§600§FALSE§</svg:desc><draw:g draw:style-name="gr2"><draw:path draw:style-name="gr132" draw:text-style-name="P83" svg:width="1.4898in" svg:height="0.3276in" svg:x="0.0028in" svg:y="0.0094in" svg:viewBox="0 0 3785 833" svg:d="M1893 833c-631 0-1261 0-1893 0 0-277 0-556 0-833 1262 0 2523 0 3785 0 0 277 0 556 0 833-630 0-1262 0-1892 0z"><text:p/></draw:path><draw:path draw:style-name="gr133" draw:text-style-name="P8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33" draw:text-style-name="P84" svg:width="0.0575in" svg:height="0.0575in" svg:x="0.063in" svg:y="0.072in" svg:viewBox="0 0 147 147" svg:d="M147 74c0-42-34-74-74-74-41 0-73 34-73 73 0 42 32 74 73 74 42 0 74-34 74-73zM73 130c-32 0-56-26-56-56 0-32 25-57 56-57 32 0 57 25 57 56 0 32-25 57-57 57z"><text:p/></draw:path><draw:path draw:style-name="gr133" draw:text-style-name="P84"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33" draw:text-style-name="P84" svg:width="0.0205in" svg:height="0.1354in" svg:x="0.3079in" svg:y="0.0205in" svg:viewBox="0 0 53 345" svg:d="M53 345c0-6 0-12 0-17-12 0-24 0-36 0 0-104 0-208 0-311 12 0 24 0 36 0 0-6 0-11 0-17-18 0-35 0-53 0 0 115 0 230 0 345 18 0 35 0 53 0z"><text:p/></draw:path><draw:path draw:style-name="gr133" draw:text-style-name="P84"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33" draw:text-style-name="P84"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33" draw:text-style-name="P84" svg:width="0.0165in" svg:height="0.0413in" svg:x="0.5165in" svg:y="0.1063in" svg:viewBox="0 0 43 106" svg:d="M35 35c0 18-4 41-28 63-1 1-1 1-1 4 0 2 2 4 4 4 5 0 33-28 33-68 0-21-7-38-23-38-12 0-20 10-20 20 0 11 8 21 20 21 8 0 14-6 15-6z"><text:p/></draw:path><draw:path draw:style-name="gr133" draw:text-style-name="P84"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33" draw:text-style-name="P84"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33" draw:text-style-name="P84" svg:width="0.0205in" svg:height="0.1354in" svg:x="0.789in" svg:y="0.0205in" svg:viewBox="0 0 53 345" svg:d="M53 0c-18 0-35 0-53 0 0 6 0 11 0 17 13 0 24 0 36 0 0 103 0 207 0 311-12 0-23 0-36 0 0 5 0 11 0 17 18 0 35 0 53 0 0-115 0-230 0-345z"><text:p/></draw:path><draw:path draw:style-name="gr133" draw:text-style-name="P84"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33" draw:text-style-name="P84"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33" draw:text-style-name="P84"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33" draw:text-style-name="P84"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33" draw:text-style-name="P84"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33" draw:text-style-name="P84"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33" draw:text-style-name="P84"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6">contre-intuitif et plus coûteux en charge mentale</text:span> d’introduire moult moult noms de variables pour faire de la technique mathématique, on va simplifier tout ça en créant une convention : <text:span text:style-name="T36">quand je fais un changement de variable au sein d’une intégrale, </text:span><text:span text:style-name="T39">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31"><svg:title>TexMaths</svg:title><svg:desc>14§display§W_1=\int _{t=t_A}^{t_B}\text{d}z=\int _{z=z_A}^{z_B}\text{d}z§svg§600§FALSE§</svg:desc><draw:g draw:style-name="gr2"><draw:path draw:style-name="gr132" draw:text-style-name="P83" svg:width="2.1972in" svg:height="0.4756in" svg:x="-0.0004in" svg:y="0.0102in" svg:viewBox="0 0 5582 1209" svg:d="M2792 1209c-931 0-1861 0-2792 0 0-404 0-806 0-1209 1861 0 3721 0 5582 0 0 403 0 805 0 1209-930 0-1861 0-2790 0z"><text:p/></draw:path><draw:path draw:style-name="gr133" draw:text-style-name="P84"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33" draw:text-style-name="P84"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33" draw:text-style-name="P84"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33" draw:text-style-name="P84"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33" draw:text-style-name="P84"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33" draw:text-style-name="P84"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33" draw:text-style-name="P84"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33" draw:text-style-name="P84"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33" draw:text-style-name="P84"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33" draw:text-style-name="P84"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33" draw:text-style-name="P84"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33" draw:text-style-name="P84"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33" draw:text-style-name="P84"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33" draw:text-style-name="P84"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33" draw:text-style-name="P84"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33" draw:text-style-name="P84"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33" draw:text-style-name="P84"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33" draw:text-style-name="P84"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7">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31"><svg:title>TexMaths</svg:title><svg:desc>14§display§r_{\in \mathbb{R}_+\left[\text{m}\right]}§svg§600§FALSE§</svg:desc><draw:g draw:style-name="gr2"><draw:path draw:style-name="gr132" draw:text-style-name="P83" svg:width="0.574in" svg:height="0.1343in" svg:x="0.0047in" svg:y="0.0098in" svg:viewBox="0 0 1459 342" svg:d="M0 0c486 0 973 0 1459 0 0 114 0 228 0 342-486 0-973 0-1459 0 0-114 0-228 0-342z"><text:p/></draw:path><draw:path draw:style-name="gr133" draw:text-style-name="P8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33" draw:text-style-name="P84"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33" draw:text-style-name="P84"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33" draw:text-style-name="P84"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33" draw:text-style-name="P84" svg:width="0.0201in" svg:height="0.1339in" svg:x="0.4114in" svg:y="0.0189in" svg:viewBox="0 0 52 341" svg:d="M52 341c0-6 0-11 0-17-11 0-24 0-35 0 0-102 0-205 0-307 11 0 24 0 35 0 0-6 0-11 0-17-17 0-35 0-52 0 0 113 0 228 0 341 17 0 35 0 52 0z"><text:p/></draw:path><draw:path draw:style-name="gr133" draw:text-style-name="P84"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33" draw:text-style-name="P84"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31"><svg:title>TexMaths</svg:title><svg:desc>14§display§x^2+z^2=r^2§svg§600§FALSE§</svg:desc><draw:g draw:style-name="gr2"><draw:path draw:style-name="gr132" draw:text-style-name="P83" svg:width="1.0177in" svg:height="0.165in" svg:x="0.0047in" svg:y="0.0098in" svg:viewBox="0 0 2586 420" svg:d="M0 0c862 0 1724 0 2586 0 0 140 0 280 0 420-862 0-1724 0-2586 0 0-140 0-280 0-420z"><text:p/></draw:path><draw:path draw:style-name="gr133" draw:text-style-name="P8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33" draw:text-style-name="P84"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33" draw:text-style-name="P84"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33" draw:text-style-name="P84"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33" draw:text-style-name="P84"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33" draw:text-style-name="P84"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33" draw:text-style-name="P84"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33" draw:text-style-name="P84"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31"><svg:title>TexMaths</svg:title><svg:desc>14§display§\left(x-x_C\right)^2+\left(z-z_C\right)^2=r^2§svg§600§FALSE§</svg:desc><draw:g draw:style-name="gr2"><draw:path draw:style-name="gr132" draw:text-style-name="P83" svg:width="2.2539in" svg:height="0.2142in" svg:x="0.0004in" svg:y="0.0102in" svg:viewBox="0 0 5726 545" svg:d="M2864 545c-955 0-1909 0-2864 0 0-181 0-363 0-545 1909 0 3817 0 5726 0 0 182 0 364 0 545-954 0-1909 0-2862 0z"><text:p/></draw:path><draw:path draw:style-name="gr133" draw:text-style-name="P84" svg:width="0.0449in" svg:height="0.1921in" svg:x="0.0094in" svg:y="0.0421in" svg:viewBox="0 0 115 489" svg:d="M115 484c0-2 0-2-9-10-61-63-78-155-78-228 0-85 20-170 80-232 7-6 7-7 7-8 0-5-3-6-6-6-5 0-49 34-78 96-25 54-31 108-31 150 0 38 6 95 32 151 30 60 72 92 77 92 3 0 6-1 6-5z"><text:p/></draw:path><draw:path draw:style-name="gr133" draw:text-style-name="P84"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33" draw:text-style-name="P84" svg:width="0.1181in" svg:height="0.0075in" svg:x="0.2354in" svg:y="0.1346in" svg:viewBox="0 0 301 20" svg:d="M283 20c8 0 18 0 18-10s-10-10-18-10c-88 0-178 0-266 0-9 0-17 0-17 10s8 10 17 10c88 0 178 0 266 0z"><text:p/></draw:path><draw:path draw:style-name="gr133" draw:text-style-name="P84"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33" draw:text-style-name="P84"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33" draw:text-style-name="P84" svg:width="0.0449in" svg:height="0.1921in" svg:x="0.665in" svg:y="0.0421in" svg:viewBox="0 0 115 489" svg:d="M115 246c0-39-6-98-32-154-30-60-73-92-77-92-3 0-6 3-6 6 0 1 0 2 10 11 47 49 75 126 75 229 0 83-18 168-78 229-7 7-7 7-7 9 0 3 3 5 6 5 4 0 49-33 78-96 25-53 31-106 31-147z"><text:p/></draw:path><draw:path draw:style-name="gr133" draw:text-style-name="P84"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33" draw:text-style-name="P84"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33" draw:text-style-name="P84" svg:width="0.0441in" svg:height="0.1921in" svg:x="1.072in" svg:y="0.0421in" svg:viewBox="0 0 113 489" svg:d="M113 484c0-2 0-2-8-10-62-63-77-155-77-228 0-85 18-170 80-232 5-6 5-7 5-8 0-5-1-6-4-6-5 0-49 34-78 96-25 54-31 108-31 150 0 38 6 95 32 151 30 60 72 92 77 92 3 0 4-1 4-5z"><text:p/></draw:path><draw:path draw:style-name="gr133" draw:text-style-name="P84"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33" draw:text-style-name="P84" svg:width="0.1177in" svg:height="0.0075in" svg:x="1.2854in" svg:y="0.1346in" svg:viewBox="0 0 300 20" svg:d="M283 20c8 0 17 0 17-10s-9-10-17-10c-88 0-178 0-266 0-9 0-17 0-17 10s8 10 17 10c88 0 178 0 266 0z"><text:p/></draw:path><draw:path draw:style-name="gr133" draw:text-style-name="P84"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33" draw:text-style-name="P84"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33" draw:text-style-name="P84" svg:width="0.0441in" svg:height="0.1921in" svg:x="1.6945in" svg:y="0.0421in" svg:viewBox="0 0 113 489" svg:d="M113 246c0-39-5-98-32-154-29-60-71-92-77-92-3 0-4 3-4 6 0 1 0 2 8 11 49 49 77 126 77 229 0 83-18 168-79 229-6 7-6 7-6 9 0 3 1 5 4 5 6 0 49-33 79-96 25-53 30-106 30-147z"><text:p/></draw:path><draw:path draw:style-name="gr133" draw:text-style-name="P84"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33" draw:text-style-name="P84"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33" draw:text-style-name="P84"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33" draw:text-style-name="P84"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40">correspond à une figure circulaire qui n’est pas ronde mais ovale.</text:span></text:p>
      <text:p text:style-name="P28">Elle a différentes caractéristiques:</text:p>
      <text:list xml:id="list2602588652" text:style-name="L4">
        <text:list-item>
          <text:p text:style-name="P62">Elle est composée d’un grand axe et d’un petit axe, perpendiculaires entre eux</text:p>
        </text:list-item>
        <text:list-item>
          <text:p text:style-name="P62">Elle dispose d’un centre qui est l’intersection de ses 2 axes</text:p>
        </text:list-item>
        <text:list-item>
          <text:p text:style-name="P62">Elle dispose de 2 foyers <text:span text:style-name="T43">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31"><svg:title>TexMaths</svg:title><svg:desc>14§display§\left(\frac{x}{a}\right)^2+\left(\frac{z}{b}\right)^2=1§svg§600§FALSE§</svg:desc><draw:g draw:style-name="gr2"><draw:path draw:style-name="gr132" draw:text-style-name="P83" svg:width="1.4941in" svg:height="0.3787in" svg:x="0.0004in" svg:y="0.0102in" svg:viewBox="0 0 3796 963" svg:d="M1899 963c-633 0-1266 0-1899 0 0-320 0-642 0-963 1266 0 2530 0 3796 0 0 321 0 643 0 963-633 0-1266 0-1897 0z"><text:p/></draw:path><draw:path draw:style-name="gr133" draw:text-style-name="P84"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33" draw:text-style-name="P84"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33" draw:text-style-name="P84" svg:width="0.1102in" svg:height="0.0075in" svg:x="0.1291in" svg:y="0.2118in" svg:viewBox="0 0 281 20" svg:d="M141 20c-47 0-93 0-141 0 0-7 0-13 0-20 94 0 188 0 281 0 0 7 0 13 0 20-46 0-93 0-140 0z"><text:p/></draw:path><draw:path draw:style-name="gr133" draw:text-style-name="P84"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33" draw:text-style-name="P84"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33" draw:text-style-name="P84"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33" draw:text-style-name="P84"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33" draw:text-style-name="P84"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33" draw:text-style-name="P84"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33" draw:text-style-name="P84" svg:width="0.0984in" svg:height="0.0075in" svg:x="0.8409in" svg:y="0.2118in" svg:viewBox="0 0 251 20" svg:d="M125 20c-42 0-83 0-125 0 0-7 0-13 0-20 84 0 167 0 251 0 0 7 0 13 0 20-42 0-84 0-126 0z"><text:p/></draw:path><draw:path draw:style-name="gr133" draw:text-style-name="P84"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33" draw:text-style-name="P84"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33" draw:text-style-name="P84"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33" draw:text-style-name="P84"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33" draw:text-style-name="P84"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31"><svg:title>TexMaths</svg:title><svg:desc>14§display§a\in \left(\mathbb{R}^{\ast }\right)\left[\text{m}\right]§svg§600§FALSE§</svg:desc><draw:g draw:style-name="gr2"><draw:path draw:style-name="gr132" draw:text-style-name="P83" svg:width="0.9764in" svg:height="0.1724in" svg:x="0.0024in" svg:y="0.0098in" svg:viewBox="0 0 2481 439" svg:d="M1242 439c-414 0-828 0-1242 0 0-147 0-292 0-439 828 0 1654 0 2481 0 0 147 0 292 0 439-413 0-826 0-1239 0z"><text:p/></draw:path><draw:path draw:style-name="gr133" draw:text-style-name="P84"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3" draw:text-style-name="P84"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3" draw:text-style-name="P84" svg:width="0.0449in" svg:height="0.1925in" svg:x="0.3508in" svg:y="0.0004in" svg:viewBox="0 0 115 490" svg:d="M115 484c0-1 0-1-9-10-61-63-77-155-77-229 0-86 19-171 79-231 7-7 7-7 7-8 0-5-3-6-6-6-4 0-49 34-78 97-25 53-31 107-31 148 0 38 6 96 32 152 30 60 73 93 77 93 3 0 6-2 6-6z"><text:p/></draw:path><draw:path draw:style-name="gr133" draw:text-style-name="P84"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3" draw:text-style-name="P84"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3" draw:text-style-name="P84" svg:width="0.0449in" svg:height="0.1925in" svg:x="0.6465in" svg:y="0.0004in" svg:viewBox="0 0 115 490" svg:d="M115 245c0-38-6-97-32-153-30-60-73-92-77-92-3 0-6 3-6 6 0 1 0 1 10 11 47 47 75 126 75 228 0 82-18 169-78 231-7 7-7 7-7 8 0 3 3 6 6 6 4 0 49-34 78-97 25-53 31-108 31-148z"><text:p/></draw:path><draw:path draw:style-name="gr133" draw:text-style-name="P84" svg:width="0.026in" svg:height="0.1925in" svg:x="0.7661in" svg:y="0.0004in" svg:viewBox="0 0 67 490" svg:d="M67 490c0-7 0-13 0-20-15 0-32 0-47 0 0-150 0-301 0-450 15 0 32 0 47 0 0-7 0-13 0-20-22 0-45 0-67 0 0 164 0 326 0 490 22 0 45 0 67 0z"><text:p/></draw:path><draw:path draw:style-name="gr133" draw:text-style-name="P84"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3" draw:text-style-name="P84"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41">et <text:s text:c="2"/></text:span><draw:g text:anchor-type="as-char" svg:y="-0.1445in" draw:z-index="44" draw:name="Shape51" draw:style-name="gr131"><svg:title>TexMaths</svg:title><svg:desc>14§display§b\in \left(\mathbb{R}^{\ast }\right)\left[\text{m}\right]§svg§600§FALSE§</svg:desc><draw:g draw:style-name="gr2"><draw:path draw:style-name="gr132" draw:text-style-name="P83" svg:width="0.9563in" svg:height="0.172in" svg:x="0.0008in" svg:y="0.0098in" svg:viewBox="0 0 2430 438" svg:d="M0 0c811 0 1620 0 2430 0 0 145 0 292 0 438-810 0-1619 0-2430 0 0-146 0-293 0-438z"><text:p/></draw:path><draw:path draw:style-name="gr133" draw:text-style-name="P8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33" draw:text-style-name="P84"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33" draw:text-style-name="P84" svg:width="0.0441in" svg:height="0.1917in" svg:x="0.3299in" svg:y="0in" svg:viewBox="0 0 113 488" svg:d="M113 483c0-2 0-2-8-10-62-62-77-154-77-228 0-86 20-171 80-232 5-6 5-6 5-9s-1-4-4-4c-5 0-49 34-78 95-25 55-31 109-31 150 0 36 6 96 32 151 30 60 72 92 77 92 3 0 4-1 4-5z"><text:p/></draw:path><draw:path draw:style-name="gr133" draw:text-style-name="P84"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33" draw:text-style-name="P84"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33" draw:text-style-name="P84" svg:width="0.0441in" svg:height="0.1917in" svg:x="0.6252in" svg:y="0in" svg:viewBox="0 0 113 488" svg:d="M113 245c0-38-5-98-32-153-29-60-71-92-77-92-3 0-4 1-4 4s0 3 8 13c49 47 77 126 77 228 0 82-18 168-79 231-6 5-6 5-6 7 0 4 1 5 4 5 6 0 49-33 79-95 25-54 30-109 30-148z"><text:p/></draw:path><draw:path draw:style-name="gr133" draw:text-style-name="P84" svg:width="0.026in" svg:height="0.1917in" svg:x="0.7445in" svg:y="0in" svg:viewBox="0 0 67 488" svg:d="M67 488c0-7 0-12 0-19-15 0-32 0-47 0 0-150 0-300 0-449 15 0 32 0 47 0 0-7 0-13 0-20-22 0-45 0-67 0 0 162 0 326 0 488 22 0 45 0 67 0z"><text:p/></draw:path><draw:path draw:style-name="gr133" draw:text-style-name="P84"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33" draw:text-style-name="P84" svg:width="0.026in" svg:height="0.1917in" svg:x="0.9409in" svg:y="0in" svg:viewBox="0 0 67 488" svg:d="M67 0c-22 0-45 0-67 0 0 7 0 13 0 20 15 0 32 0 48 0 0 149 0 299 0 449-16 0-33 0-48 0 0 7 0 12 0 19 22 0 45 0 67 0 0-162 0-326 0-488z"><text:p/></draw:path></draw:g></draw:g><text:s/><text:span text:style-name="T41">de même</text:span></text:p>
      <text:p text:style-name="P30"/>
      <text:p text:style-name="P30">Si <draw:g text:anchor-type="as-char" svg:y="-0.1335in" draw:z-index="45" draw:name="Shape52" draw:style-name="gr131"><svg:title>TexMaths</svg:title><svg:desc>14§display§a&g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31"><svg:title>TexMaths</svg:title><svg:desc>14§display§\vec{e_x}§svg§600§FALSE§</svg:desc><draw:g draw:style-name="gr2"><draw:path draw:style-name="gr132" draw:text-style-name="P83" svg:width="0.1488in" svg:height="0.1472in" svg:x="0.0012in" svg:y="0.0102in" svg:viewBox="0 0 379 375" svg:d="M191 375c-65 0-128 0-191 0 0-125 0-249 0-375 126 0 252 0 379 0 0 126 0 250 0 375-63 0-127 0-188 0z"><text:p/></draw:path><draw:path draw:style-name="gr133" draw:text-style-name="P84"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33" draw:text-style-name="P8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33" draw:text-style-name="P84"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35">Si </text:span><text:span text:style-name="T35"><draw:g text:anchor-type="as-char" svg:y="-0.1335in" draw:z-index="47" draw:name="Shape54" draw:style-name="gr131"><svg:title>TexMaths</svg:title><svg:desc>14§display§a&l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8" draw:name="Shape55" draw:style-name="gr131"><svg:title>TexMaths</svg:title><svg:desc>14§display§\vec{e_z}§svg§600§FALSE§</svg:desc><draw:g draw:style-name="gr2"><draw:path draw:style-name="gr132" draw:text-style-name="P83" svg:width="0.1398in" svg:height="0.1469in" svg:x="0.0012in" svg:y="0.0102in" svg:viewBox="0 0 356 374" svg:d="M0 0c119 0 237 0 356 0 0 124 0 250 0 374-119 0-237 0-356 0 0-124 0-250 0-374z"><text:p/></draw:path><draw:path draw:style-name="gr133" draw:text-style-name="P84"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33" draw:text-style-name="P8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33" draw:text-style-name="P84"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37"><text:span text:style-name="T32">Si </text:span><text:span text:style-name="T32"><draw:g text:anchor-type="as-char" svg:y="-0.1346in" draw:z-index="49" draw:name="Shape56" draw:style-name="gr131"><svg:title>TexMaths</svg:title><svg:desc>14§display§a=b§svg§600§FALSE§</svg:desc><draw:g draw:style-name="gr2"><draw:path draw:style-name="gr132" draw:text-style-name="P83" svg:width="0.4193in" svg:height="0.115in" svg:x="0.0024in" svg:y="0.0102in" svg:viewBox="0 0 1066 293" svg:d="M0 0c355 0 711 0 1066 0 0 98 0 195 0 293-355 0-711 0-1066 0 0-98 0-195 0-293z"><text:p/></draw:path><draw:path draw:style-name="gr133" draw:text-style-name="P8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33" draw:text-style-name="P84"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33" draw:text-style-name="P84"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36"/>
      <text:p text:style-name="P36"/>
      <text:p text:style-name="P36"/>
      <text:p text:style-name="P26"><text:soft-page-break/>Si <text:span text:style-name="T42">cette ellipse est de</text:span> centre C (point quelconque du plan), alors on aura l’équation:</text:p>
      <text:p text:style-name="P33"><draw:g text:anchor-type="as-char" svg:y="-0.3217in" draw:z-index="50" draw:name="Shape57" draw:style-name="gr131"><svg:title>TexMaths</svg:title><svg:desc>14§display§\left(\frac{x-x_C}{a}\right)^2+\left(\frac{z-z_C}{b}\right)^2=1§svg§600§FALSE§</svg:desc><draw:g draw:style-name="gr2"><draw:path draw:style-name="gr132" draw:text-style-name="P83" svg:width="2.5366in" svg:height="0.4858in" svg:x="0.0004in" svg:y="0.0098in" svg:viewBox="0 0 6444 1235" svg:d="M0 0c2148 0 4296 0 6444 0 0 412 0 823 0 1235-2148 0-4296 0-6444 0 0-412 0-823 0-1235z"><text:p/></draw:path><draw:path draw:style-name="gr133" draw:text-style-name="P84"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33" draw:text-style-name="P84"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181in" svg:height="0.0075in" svg:x="0.326in" svg:y="0.1398in" svg:viewBox="0 0 301 20" svg:d="M283 20c8 0 18 0 18-10s-10-10-18-10c-88 0-178 0-266 0-9 0-17 0-17 10s8 10 17 10c88 0 178 0 266 0z"><text:p/></draw:path><draw:path draw:style-name="gr133" draw:text-style-name="P84"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33" draw:text-style-name="P84"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33" draw:text-style-name="P84" svg:width="0.5878in" svg:height="0.0075in" svg:x="0.1563in" svg:y="0.2701in" svg:viewBox="0 0 1494 20" svg:d="M0 0c498 0 996 0 1494 0 0 7 0 13 0 20-498 0-996 0-1494 0 0-7 0-13 0-20z"><text:p/></draw:path><draw:path draw:style-name="gr133" draw:text-style-name="P84"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33" draw:text-style-name="P84"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33" draw:text-style-name="P84"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33" draw:text-style-name="P84"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3" draw:text-style-name="P84"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33" draw:text-style-name="P84"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33" draw:text-style-name="P84" svg:width="0.1181in" svg:height="0.0075in" svg:x="1.5571in" svg:y="0.1398in" svg:viewBox="0 0 301 20" svg:d="M283 20c8 0 18 0 18-10s-10-10-18-10c-88 0-178 0-266 0-9 0-17 0-17 10s8 10 17 10c88 0 178 0 266 0z"><text:p/></draw:path><draw:path draw:style-name="gr133" draw:text-style-name="P84"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33" draw:text-style-name="P84" svg:width="0.5551in" svg:height="0.0075in" svg:x="1.3992in" svg:y="0.2701in" svg:viewBox="0 0 1411 20" svg:d="M0 0c470 0 941 0 1411 0 0 7 0 13 0 20-470 0-941 0-1411 0 0-7 0-13 0-20z"><text:p/></draw:path><draw:path draw:style-name="gr133" draw:text-style-name="P84"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33" draw:text-style-name="P84"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33" draw:text-style-name="P84"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33" draw:text-style-name="P84"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33" draw:text-style-name="P84"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31"><svg:title>TexMaths</svg:title><svg:desc>14§display§\theta _{\in \mathbb{R}\left[\text{rad}\right]}§svg§600§FALSE§</svg:desc><draw:g draw:style-name="gr2"><draw:path draw:style-name="gr132" draw:text-style-name="P83" svg:width="0.5646in" svg:height="0.1843in" svg:x="0.002in" svg:y="0.0102in" svg:viewBox="0 0 1435 469" svg:d="M0 0c479 0 956 0 1435 0 0 157 0 312 0 469-479 0-956 0-1435 0 0-157 0-312 0-469z"><text:p/></draw:path><draw:path draw:style-name="gr133" draw:text-style-name="P8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33" draw:text-style-name="P84"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33" draw:text-style-name="P84"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33" draw:text-style-name="P84" svg:width="0.0205in" svg:height="0.1346in" svg:x="0.3028in" svg:y="0.0693in" svg:viewBox="0 0 53 343" svg:d="M53 343c0-6 0-11 0-17-12 0-24 0-36 0 0-102 0-206 0-309 12 0 24 0 36 0 0-6 0-11 0-17-18 0-35 0-53 0 0 115 0 230 0 343 18 0 35 0 53 0z"><text:p/></draw:path><draw:path draw:style-name="gr133" draw:text-style-name="P84"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33" draw:text-style-name="P84"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33" draw:text-style-name="P84"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33" draw:text-style-name="P84"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31"><svg:title>TexMaths</svg:title><svg:desc>14§display§\left(\frac{\left(x-x_C\right)\cos \left(\theta \right)\ +\ \left(z-z_C\right)\cos \left(\theta \right)}{a}\right)^2+\left(\frac{\left(x-x_C\right)\sin \left(\theta \right)+\left(z-z_C\right)\sin \left(\theta \right)}{b}\right)^2=1§svg§600§FALSE§</svg:desc><draw:g draw:style-name="gr2"><draw:path draw:style-name="gr132" draw:text-style-name="P83" svg:width="7.1264in" svg:height="0.4858in" svg:x="0.0004in" svg:y="0.0098in" svg:viewBox="0 0 18102 1235" svg:d="M0 0c6034 0 12068 0 18102 0 0 412 0 823 0 1235-6034 0-12068 0-18102 0 0-412 0-823 0-1235z"><text:p/></draw:path><draw:path draw:style-name="gr133" draw:text-style-name="P84"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33" draw:text-style-name="P84" svg:width="0.0441in" svg:height="0.1929in" svg:x="0.1756in" svg:y="0.0469in" svg:viewBox="0 0 113 491" svg:d="M113 486c0-2 0-2-8-10-62-63-77-155-77-231 0-85 18-171 80-232 5-6 5-7 5-9 0-3-1-4-4-4-5 0-49 34-78 95-25 55-31 109-31 150 0 39 6 98 32 154 30 60 72 92 77 92 3 0 4-1 4-5z"><text:p/></draw:path><draw:path draw:style-name="gr133" draw:text-style-name="P84"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33" draw:text-style-name="P84" svg:width="0.1177in" svg:height="0.0075in" svg:x="0.4016in" svg:y="0.1398in" svg:viewBox="0 0 300 20" svg:d="M283 20c8 0 17 0 17-10s-9-10-17-10c-88 0-178 0-266 0-9 0-17 0-17 10s8 10 17 10c88 0 178 0 266 0z"><text:p/></draw:path><draw:path draw:style-name="gr133" draw:text-style-name="P84"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33" draw:text-style-name="P84" svg:width="0.0449in" svg:height="0.1929in" svg:x="0.8307in" svg:y="0.0469in" svg:viewBox="0 0 115 491" svg:d="M115 245c0-38-6-98-34-153-29-60-71-92-75-92-3 0-6 1-6 4 0 2 0 3 10 11 47 49 75 128 75 230 0 84-18 171-78 232-7 7-7 7-7 9 0 3 3 5 6 5 4 0 49-33 78-96 24-53 31-108 31-150z"><text:p/></draw:path><draw:path draw:style-name="gr133" draw:text-style-name="P84"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33" draw:text-style-name="P84"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3" draw:text-style-name="P84"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33" draw:text-style-name="P84" svg:width="0.0449in" svg:height="0.1929in" svg:x="1.2382in" svg:y="0.0469in" svg:viewBox="0 0 115 491" svg:d="M115 486c0-2 0-2-9-10-61-63-77-155-77-231 0-85 19-171 79-232 7-6 7-7 7-9 0-3-3-4-6-4-4 0-49 34-78 95-25 55-31 109-31 150 0 39 6 98 32 154 30 60 73 92 77 92 3 0 6-1 6-5z"><text:p/></draw:path><draw:path draw:style-name="gr133" draw:text-style-name="P84"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33" draw:text-style-name="P84" svg:width="0.0441in" svg:height="0.1929in" svg:x="1.402in" svg:y="0.0469in" svg:viewBox="0 0 113 491" svg:d="M113 245c0-38-4-98-32-153-29-60-71-92-77-92-3 0-4 1-4 4 0 2 0 3 10 11 47 49 75 128 75 230 0 84-18 171-79 232-6 7-6 7-6 9 0 3 1 5 4 5 6 0 51-33 79-96 25-53 30-108 30-150z"><text:p/></draw:path><draw:path draw:style-name="gr133" draw:text-style-name="P84"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3" draw:text-style-name="P84" svg:width="0.0449in" svg:height="0.1929in" svg:x="1.8512in" svg:y="0.0469in" svg:viewBox="0 0 115 491" svg:d="M115 486c0-2 0-2-9-10-61-63-78-155-78-231 0-85 20-171 80-232 7-6 7-7 7-9 0-3-3-4-6-4-4 0-49 34-78 95-25 55-31 109-31 150 0 39 6 98 32 154 30 60 73 92 77 92 3 0 6-1 6-5z"><text:p/></draw:path><draw:path draw:style-name="gr133" draw:text-style-name="P84"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33" draw:text-style-name="P84" svg:width="0.1181in" svg:height="0.0075in" svg:x="2.065in" svg:y="0.1398in" svg:viewBox="0 0 301 20" svg:d="M284 20c7 0 17 0 17-10s-10-10-17-10c-89 0-178 0-267 0-9 0-17 0-17 10s8 10 17 10c89 0 178 0 267 0z"><text:p/></draw:path><draw:path draw:style-name="gr133" draw:text-style-name="P84"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33" draw:text-style-name="P84"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33" draw:text-style-name="P84" svg:width="0.0449in" svg:height="0.1929in" svg:x="2.474in" svg:y="0.0469in" svg:viewBox="0 0 115 491" svg:d="M115 245c0-38-6-98-32-153-31-60-73-92-77-92-3 0-6 1-6 4 0 2 0 3 10 11 47 49 75 128 75 230 0 84-18 171-78 232-7 7-7 7-7 9 0 3 3 5 6 5 4 0 49-33 78-96 24-53 31-108 31-150z"><text:p/></draw:path><draw:path draw:style-name="gr133" draw:text-style-name="P84"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33" draw:text-style-name="P84"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33" draw:text-style-name="P84"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33" draw:text-style-name="P84" svg:width="0.0449in" svg:height="0.1929in" svg:x="2.8811in" svg:y="0.0469in" svg:viewBox="0 0 115 491" svg:d="M115 486c0-2 0-2-9-10-61-63-77-155-77-231 0-85 19-171 79-232 7-6 7-7 7-9 0-3-3-4-6-4-4 0-49 34-78 95-25 55-31 109-31 150 0 39 6 98 32 154 31 60 73 92 77 92 3 0 6-1 6-5z"><text:p/></draw:path><draw:path draw:style-name="gr133" draw:text-style-name="P84"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33" draw:text-style-name="P84" svg:width="0.0441in" svg:height="0.1929in" svg:x="3.0449in" svg:y="0.0469in" svg:viewBox="0 0 113 491" svg:d="M113 245c0-38-4-98-32-153-29-60-71-92-77-92-3 0-4 1-4 4 0 2 0 3 10 11 47 49 75 128 75 230 0 84-18 171-79 232-6 7-6 7-6 9 0 3 1 5 4 5 6 0 51-33 79-96 25-53 30-108 30-150z"><text:p/></draw:path><draw:path draw:style-name="gr133" draw:text-style-name="P84" svg:width="2.9528in" svg:height="0.0075in" svg:x="0.1563in" svg:y="0.2701in" svg:viewBox="0 0 7501 20" svg:d="M0 0c2500 0 5001 0 7501 0 0 7 0 13 0 20-2500 0-5001 0-7501 0 0-7 0-13 0-20z"><text:p/></draw:path><draw:path draw:style-name="gr133" draw:text-style-name="P84"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33" draw:text-style-name="P84"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33" draw:text-style-name="P84"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33" draw:text-style-name="P84"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3" draw:text-style-name="P84"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33" draw:text-style-name="P84" svg:width="0.0449in" svg:height="0.1929in" svg:x="3.7831in" svg:y="0.0469in" svg:viewBox="0 0 115 491" svg:d="M115 486c0-2 0-2-9-10-61-63-77-155-77-231 0-85 19-171 79-232 7-6 7-7 7-9 0-3-3-4-6-4-4 0-49 34-78 95-25 55-31 109-31 150 0 39 6 98 32 154 30 60 73 92 77 92 3 0 6-1 6-5z"><text:p/></draw:path><draw:path draw:style-name="gr133" draw:text-style-name="P84"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33" draw:text-style-name="P84" svg:width="0.1181in" svg:height="0.0075in" svg:x="4.0091in" svg:y="0.1398in" svg:viewBox="0 0 301 20" svg:d="M284 20c9 0 17 0 17-10s-8-10-17-10c-89 0-178 0-267 0-9 0-17 0-17 10s8 10 17 10c89 0 178 0 267 0z"><text:p/></draw:path><draw:path draw:style-name="gr133" draw:text-style-name="P84"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33" draw:text-style-name="P84"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33" draw:text-style-name="P84" svg:width="0.0441in" svg:height="0.1929in" svg:x="4.439in" svg:y="0.0469in" svg:viewBox="0 0 113 491" svg:d="M113 245c0-38-5-98-32-153-29-60-71-92-77-92-3 0-4 1-4 4 0 2 0 3 8 11 49 49 77 128 77 230 0 84-18 171-79 232-6 7-6 7-6 9 0 3 1 5 4 5 6 0 49-33 79-96 25-53 30-108 30-150z"><text:p/></draw:path><draw:path draw:style-name="gr133" draw:text-style-name="P84"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33" draw:text-style-name="P84"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33" draw:text-style-name="P84"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33" draw:text-style-name="P84" svg:width="0.0441in" svg:height="0.1929in" svg:x="4.8248in" svg:y="0.0469in" svg:viewBox="0 0 113 491" svg:d="M113 486c0-2 0-2-8-10-62-63-77-155-77-231 0-85 18-171 80-232 5-6 5-7 5-9 0-3-1-4-4-4-5 0-49 34-78 95-25 55-31 109-31 150 0 39 6 98 32 154 30 60 72 92 77 92 3 0 4-1 4-5z"><text:p/></draw:path><draw:path draw:style-name="gr133" draw:text-style-name="P84"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33" draw:text-style-name="P84" svg:width="0.0449in" svg:height="0.1929in" svg:x="4.9878in" svg:y="0.0469in" svg:viewBox="0 0 115 491" svg:d="M115 245c0-38-6-98-32-153-30-60-73-92-77-92-3 0-6 1-6 4 0 2 0 3 10 11 47 49 75 128 75 230 0 84-18 171-78 232-7 7-7 7-7 9 0 3 3 5 6 5 4 0 49-33 78-96 25-53 31-108 31-150z"><text:p/></draw:path><draw:path draw:style-name="gr133" draw:text-style-name="P84"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33" draw:text-style-name="P84" svg:width="0.0449in" svg:height="0.1929in" svg:x="5.3083in" svg:y="0.0469in" svg:viewBox="0 0 115 491" svg:d="M115 486c0-2 0-2-9-10-61-63-77-155-77-231 0-85 19-171 79-232 7-6 7-7 7-9 0-3-3-4-6-4-4 0-49 34-78 95-25 55-31 109-31 150 0 39 6 98 32 154 31 60 73 92 77 92 3 0 6-1 6-5z"><text:p/></draw:path><draw:path draw:style-name="gr133" draw:text-style-name="P84"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181in" svg:height="0.0075in" svg:x="5.522in" svg:y="0.1398in" svg:viewBox="0 0 301 20" svg:d="M284 20c9 0 17 0 17-10s-8-10-17-10c-88 0-178 0-266 0-8 0-18 0-18 10s10 10 18 10c88 0 178 0 266 0z"><text:p/></draw:path><draw:path draw:style-name="gr133" draw:text-style-name="P84"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33" draw:text-style-name="P84"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33" draw:text-style-name="P84" svg:width="0.0449in" svg:height="0.1929in" svg:x="5.9311in" svg:y="0.0469in" svg:viewBox="0 0 115 491" svg:d="M115 245c0-38-6-98-32-153-30-60-73-92-77-92-3 0-6 1-6 4 0 2 0 3 10 11 47 49 77 128 77 230 0 84-18 171-80 232-7 7-7 7-7 9 0 3 3 5 6 5 4 0 49-33 78-96 25-53 31-108 31-150z"><text:p/></draw:path><draw:path draw:style-name="gr133" draw:text-style-name="P84"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33" draw:text-style-name="P84"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33" draw:text-style-name="P84"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33" draw:text-style-name="P84" svg:width="0.0449in" svg:height="0.1929in" svg:x="6.3169in" svg:y="0.0469in" svg:viewBox="0 0 115 491" svg:d="M115 486c0-2 0-2-9-10-61-63-77-155-77-231 0-85 19-171 79-232 7-6 7-7 7-9 0-3-2-4-6-4s-49 34-77 95c-25 55-32 109-32 150 0 39 6 98 34 154 29 60 71 92 75 92s6-1 6-5z"><text:p/></draw:path><draw:path draw:style-name="gr133" draw:text-style-name="P84"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33" draw:text-style-name="P84" svg:width="0.0449in" svg:height="0.1929in" svg:x="6.4803in" svg:y="0.0469in" svg:viewBox="0 0 115 491" svg:d="M115 245c0-38-6-98-34-153-29-60-71-92-75-92-5 0-6 1-6 4 0 2 0 3 10 11 47 49 75 128 75 230 0 84-18 171-78 232-7 7-7 7-7 9 0 3 1 5 6 5 4 0 49-33 77-96 25-53 32-108 32-150z"><text:p/></draw:path><draw:path draw:style-name="gr133" draw:text-style-name="P84" svg:width="2.7807in" svg:height="0.0075in" svg:x="3.7638in" svg:y="0.2701in" svg:viewBox="0 0 7064 20" svg:d="M0 0c2355 0 4710 0 7064 0 0 7 0 13 0 20-2354 0-4709 0-7064 0 0-7 0-13 0-20z"><text:p/></draw:path><draw:path draw:style-name="gr133" draw:text-style-name="P84"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33" draw:text-style-name="P84"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33" draw:text-style-name="P84"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33" draw:text-style-name="P84"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33" draw:text-style-name="P84"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01T00:05:15.321303192</dc:date>
    <meta:editing-duration>P24DT8H34M38S</meta:editing-duration>
    <meta:editing-cycles>632</meta:editing-cycles>
    <meta:generator>LibreOffice/6.4.7.2$Linux_X86_64 LibreOffice_project/40$Build-2</meta:generator>
    <meta:document-statistic meta:table-count="0" meta:image-count="0" meta:object-count="0" meta:page-count="8" meta:paragraph-count="98" meta:word-count="1140" meta:character-count="6406" meta:non-whitespace-character-count="5302"/>
  </office:meta>
</office:document-meta>
</file>